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31.22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7.41mm"/>
    </style:style>
    <style:style style:name="co8" style:family="table-column">
      <style:table-column-properties fo:break-before="auto" style:column-width="49.48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6.14mm"/>
    </style:style>
    <style:style style:name="co14" style:family="table-column">
      <style:table-column-properties fo:break-before="auto" style:column-width="15.08mm"/>
    </style:style>
    <style:style style:name="co15" style:family="table-column">
      <style:table-column-properties fo:break-before="auto" style:column-width="29.62mm"/>
    </style:style>
    <style:style style:name="co16" style:family="table-column">
      <style:table-column-properties fo:break-before="auto" style:column-width="7.76mm"/>
    </style:style>
    <style:style style:name="co17" style:family="table-column">
      <style:table-column-properties fo:break-before="auto" style:column-width="5.29mm"/>
    </style:style>
    <style:style style:name="co18" style:family="table-column">
      <style:table-column-properties fo:break-before="auto" style:column-width="166.65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16.67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13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1.45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4.61mm" fo:break-before="auto" style:use-optimal-row-height="false"/>
    </style:style>
    <style:style style:name="ro7" style:family="table-row">
      <style:table-row-properties style:row-height="8.47mm" fo:break-before="auto" style:use-optimal-row-height="false"/>
    </style:style>
    <style:style style:name="ro8" style:family="table-row">
      <style:table-row-properties style:row-height="4.39mm" fo:break-before="auto" style:use-optimal-row-height="false"/>
    </style:style>
    <style:style style:name="ro9" style:family="table-row">
      <style:table-row-properties style:row-height="22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style:rotation-angle="90" fo:border-top="non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is-true-formula(ISEVEN(ROW()))" style:apply-style-name="cf1" style:base-cell-address="'Kursliste-Settings'.A5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  <style:map style:condition="is-true-formula(ISEVEN(ROW()))" style:apply-style-name="cf1" style:base-cell-address="'Kursliste-Settings'.A5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fo:border-left="0.06pt solid #000000" fo:border-right="none" fo:border-top="0.06pt solid #000000" style:vertical-align="middle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0.06pt solid #000000" fo:background-color="#dddddd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="0.06pt solid #000000" style:vertical-align="middle"/>
    </style:style>
    <style:style style:name="ce14" style:family="table-cell" style:parent-style-name="Default" style:data-style-name="N107">
      <style:table-cell-properties fo:border-bottom="0.06pt solid #000000" fo:border-left="2.01pt solid #000000" fo:border-right="2.01pt solid #000000" style:rotation-angle="65" fo:border-top="2.01pt solid #000000" style:vertical-align="automatic"/>
    </style:style>
    <style:style style:name="ce15" style:family="table-cell" style:parent-style-name="Default" style:data-style-name="N0">
      <style:table-cell-properties fo:border-bottom="0.06pt solid #000000" fo:background-color="#dddddd" fo:border-left="2.01pt solid #000000" fo:border-right="2.01pt solid #000000" fo:border-top="0.06pt solid #000000" style:vertical-align="middle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18" style:family="table-cell" style:parent-style-name="Default" style:data-style-name="N107">
      <style:table-cell-properties fo:border-bottom="0.06pt solid #000000" fo:border-left="none" fo:border-right="0.06pt solid #000000" style:rotation-angle="65" fo:border-top="0.06pt solid #000000" style:vertical-align="automatic"/>
    </style:style>
    <style:style style:name="ce19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 style:vertical-align="middle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bottom="0.06pt solid #000000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22" style:family="table-cell" style:parent-style-name="Default" style:data-style-name="N107">
      <style:table-cell-properties fo:border-bottom="0.06pt solid #000000" fo:border-left="0.06pt solid #000000" fo:border-right="none" style:rotation-angle="65" fo:border-top="0.06pt solid #000000" style:vertical-align="automatic"/>
    </style:style>
    <style:style style:name="ce23" style:family="table-cell" style:parent-style-name="Prozent" style:data-style-name="N10">
      <style:table-cell-properties fo:border-bottom="0.06pt solid #000000" fo:background-color="#dddddd" fo:border-left="0.06pt solid #000000" fo:border-right="none" fo:border-top="0.06pt solid #000000" style:vertical-align="middle"/>
      <style:text-properties style:font-name="Liberation Sans1" fo:font-size="8pt" style:font-name-asian="Liberation Sans1" style:font-size-asian="8pt" style:font-name-complex="Liberation Sans1" style:font-size-complex="8pt"/>
    </style:style>
    <style:style style:name="ce24" style:family="table-cell" style:parent-style-name="Prozent" style:data-style-name="N10">
      <style:table-cell-properties fo:border-bottom="0.06pt solid #000000" fo:background-color="#dddddd" fo:border-left="0.06pt solid #000000" fo:border-right="none" fo:border-top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5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2">
      <style:table-cell-properties fo:border-bottom="0.06pt solid #000000" fo:background-color="#dddddd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 style:data-style-name="N107">
      <style:table-cell-properties fo:border="0.06pt solid #000000" style:rotation-angle="65" style:vertical-align="automatic"/>
    </style:style>
    <style:style style:name="ce33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7" style:family="table-cell" style:parent-style-name="Default" style:data-style-name="N0">
      <style:table-cell-properties style:shrink-to-fit="true" style:vertical-align="automatic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style:shrink-to-fit="true" style:vertical-align="middle"/>
      <style:paragraph-properties fo:text-align="center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 style:data-style-name="N37"/>
    <style:style style:name="ce41" style:family="table-cell" style:parent-style-name="Default" style:data-style-name="N0">
      <style:table-cell-properties fo:border-bottom="0.06pt solid #000000" fo:background-color="#dddddd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50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Kursliste-Setting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 table:number-columns-spanned="1" table:number-rows-spanned="4">
            <text:p>Lfd- Nummer</text:p>
          </table:table-cell>
          <table:table-cell table:style-name="ce5" office:value-type="string" calcext:value-type="string" table:number-columns-spanned="1" table:number-rows-spanned="3">
            <text:p>KURSNAME</text:p>
          </table:table-cell>
          <table:table-cell table:style-name="ce8" office:value-type="string" calcext:value-type="string" table:number-columns-spanned="1" table:number-rows-spanned="3">
            <text:p>LEHRERNAME</text:p>
          </table:table-cell>
          <table:table-cell table:number-columns-repeated="1021"/>
        </table:table-row>
        <table:table-row table:style-name="ro1">
          <table:covered-table-cell table:style-name="Default"/>
          <table:covered-table-cell table:number-columns-repeated="2"/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2">
          <table:covered-table-cell table:style-name="ce3"/>
          <table:table-cell table:style-name="ce6" office:value-type="string" calcext:value-type="string">
            <text:p>Vorname</text:p>
          </table:table-cell>
          <table:table-cell table:style-name="ce6" office:value-type="string" calcext:value-type="string">
            <text:p>Nachname</text:p>
          </table:table-cell>
          <table:table-cell table:style-name="ce6" office:value-type="string" calcext:value-type="string">
            <text:p>Matrikel-Nr.</text:p>
          </table:table-cell>
          <table:table-cell table:style-name="ce6" office:value-type="string" calcext:value-type="string">
            <text:p>E-Mail</text:p>
          </table:table-cell>
          <table:table-cell table:number-columns-repeated="101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ax</text:p>
          </table:table-cell>
          <table:table-cell table:style-name="ce9" office:value-type="string" calcext:value-type="string">
            <text:p>Mustermann</text:p>
          </table:table-cell>
          <table:table-cell table:style-name="ce9" office:value-type="float" office:value="553213" calcext:value-type="float">
            <text:p>553213</text:p>
          </table:table-cell>
          <table:table-cell table:style-name="ce9" office:value-type="string" calcext:value-type="string">
            <text:p><text:a xlink:href="mailto:max.mustermann@test.de" xlink:type="simple">max.mustermann@test.de</text:a></text:p>
          </table:table-cell>
          <table:table-cell table:number-columns-repeated="101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imo</text:p>
          </table:table-cell>
          <table:table-cell table:style-name="ce7" office:value-type="string" calcext:value-type="string">
            <text:p>Test</text:p>
          </table:table-cell>
          <table:table-cell table:style-name="ce7" office:value-type="float" office:value="632145" calcext:value-type="float">
            <text:p>632145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Victor</text:p>
          </table:table-cell>
          <table:table-cell table:style-name="ce7" office:value-type="string" calcext:value-type="string">
            <text:p>Versuch</text:p>
          </table:table-cell>
          <table:table-cell table:style-name="ce7"/>
          <table:table-cell table:style-name="ce7" office:value-type="string" calcext:value-type="string">
            <text:p>vici0815@versuch.com</text:p>
          </table:table-cell>
          <table:table-cell table:number-columns-repeated="1019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Ulf</text:p>
          </table:table-cell>
          <table:table-cell table:style-name="ce7" office:value-type="string" calcext:value-type="string">
            <text:p>Ulfson</text:p>
          </table:table-cell>
          <table:table-cell table:style-name="ce7" table:number-columns-repeated="2"/>
          <table:table-cell table:number-columns-repeated="1019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eter</text:p>
          </table:table-cell>
          <table:table-cell table:style-name="ce7" office:value-type="string" calcext:value-type="string">
            <text:p>Peterson</text:p>
          </table:table-cell>
          <table:table-cell table:style-name="ce7" table:number-columns-repeated="2"/>
          <table:table-cell table:number-columns-repeated="1019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Harry</text:p>
          </table:table-cell>
          <table:table-cell table:style-name="ce7" office:value-type="string" calcext:value-type="string">
            <text:p>Hundert-Prozent</text:p>
          </table:table-cell>
          <table:table-cell table:style-name="ce7" office:value-type="float" office:value="332456" calcext:value-type="float">
            <text:p>332456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Nils</text:p>
          </table:table-cell>
          <table:table-cell table:style-name="ce7" office:value-type="string" calcext:value-type="string">
            <text:p>Nulpe</text:p>
          </table:table-cell>
          <table:table-cell table:style-name="ce7" table:number-columns-repeated="2"/>
          <table:table-cell table:number-columns-repeated="1019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Peter</text:p>
          </table:table-cell>
          <table:table-cell table:style-name="ce7" office:value-type="string" calcext:value-type="string">
            <text:p>Pleite</text:p>
          </table:table-cell>
          <table:table-cell table:style-name="ce7" office:value-type="float" office:value="7007" calcext:value-type="float">
            <text:p>7007</text:p>
          </table:table-cell>
          <table:table-cell table:style-name="ce7"/>
          <table:table-cell table:number-columns-repeated="1019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7" table:number-columns-repeated="4"/>
          <table:table-cell table:number-columns-repeated="1019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 table:number-columns-repeated="4"/>
          <table:table-cell table:number-columns-repeated="1019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 table:number-columns-repeated="4"/>
          <table:table-cell table:number-columns-repeated="1019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Kursliste-Settings'.A5:'Kursliste-Settings'.A44 'Kursliste-Settings'.B6:'Kursliste-Settings'.E44 'Kursliste-Settings'.B5:'Kursliste-Settings'.B5">
            <calcext:condition calcext:apply-style-name="cf1" calcext:value="formula-is(ISEVEN(ROW()))" calcext:base-cell-address="'Kursliste-Settings'.A5"/>
          </calcext:conditional-format>
        </calcext:conditional-formats>
      </table:table>
      <table:table table:name="Klausur" table:style-name="ta1"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2" table:default-cell-style-name="ce2"/>
        <table:table-column table:style-name="co11" table:number-columns-repeated="13" table:default-cell-style-name="ce2"/>
        <table:table-column table:style-name="co11" table:default-cell-style-name="ce37"/>
        <table:table-column table:style-name="co11" table:number-columns-repeated="6" table:default-cell-style-name="ce2"/>
        <table:table-column table:style-name="co12" table:default-cell-style-name="ce2"/>
        <table:table-column table:style-name="co7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4" table:number-columns-repeated="958" table:default-cell-style-name="ce2"/>
        <table:table-column table:style-name="co6" table:number-columns-repeated="35" table:default-cell-style-name="ce2"/>
        <table:table-row table:style-name="ro4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4" table:number-rows-repeated="8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/>
          <table:table-cell table:style-name="ce10" table:formula="of:=['Kursliste-Settings'.B1:.B3]" office:value-type="string" office:string-value="" calcext:value-type="error">
            <text:p>#WERT!</text:p>
          </table:table-cell>
          <table:table-cell table:style-name="ce14" office:value-type="string" calcext:value-type="string">
            <text:p>Note</text:p>
          </table:table-cell>
          <table:table-cell table:style-name="ce18" office:value-type="string" calcext:value-type="string">
            <text:p>Punkte</text:p>
          </table:table-cell>
          <table:table-cell table:style-name="ce22" office:value-type="string" calcext:value-type="string">
            <text:p>Prozent</text:p>
          </table:table-cell>
          <table:table-cell table:style-name="ce14" office:value-type="string" calcext:value-type="string">
            <text:p>Gesamtpunkte</text:p>
          </table:table-cell>
          <table:table-cell table:style-name="ce18" office:value-type="string" calcext:value-type="string">
            <text:p>A2</text:p>
          </table:table-cell>
          <table:table-cell table:style-name="ce32" office:value-type="string" calcext:value-type="string">
            <text:p>A3</text:p>
          </table:table-cell>
          <table:table-cell table:style-name="ce32" office:value-type="string" calcext:value-type="string">
            <text:p>A3.1</text:p>
          </table:table-cell>
          <table:table-cell table:style-name="ce32" office:value-type="string" calcext:value-type="string">
            <text:p>A3.2</text:p>
          </table:table-cell>
          <table:table-cell table:style-name="ce32" office:value-type="string" calcext:value-type="string">
            <text:p>A3.3</text:p>
          </table:table-cell>
          <table:table-cell table:style-name="ce32" office:value-type="string" calcext:value-type="string">
            <text:p>A4</text:p>
          </table:table-cell>
          <table:table-cell table:style-name="ce32" office:value-type="string" calcext:value-type="string">
            <text:p>A5</text:p>
          </table:table-cell>
          <table:table-cell table:style-name="ce32" office:value-type="string" calcext:value-type="string">
            <text:p>A6</text:p>
          </table:table-cell>
          <table:table-cell table:style-name="ce32" office:value-type="string" calcext:value-type="string">
            <text:p>A7</text:p>
          </table:table-cell>
          <table:table-cell table:style-name="ce32" office:value-type="string" calcext:value-type="string">
            <text:p>A8</text:p>
          </table:table-cell>
          <table:table-cell table:style-name="ce32" office:value-type="string" calcext:value-type="string">
            <text:p>A9</text:p>
          </table:table-cell>
          <table:table-cell table:style-name="ce32" office:value-type="string" calcext:value-type="string">
            <text:p>A10</text:p>
          </table:table-cell>
          <table:table-cell table:style-name="ce32" office:value-type="string" calcext:value-type="string">
            <text:p>A11</text:p>
          </table:table-cell>
          <table:table-cell table:style-name="ce32" office:value-type="string" calcext:value-type="string">
            <text:p>A12</text:p>
          </table:table-cell>
          <table:table-cell table:style-name="ce32" office:value-type="string" calcext:value-type="string">
            <text:p>A13</text:p>
          </table:table-cell>
          <table:table-cell table:style-name="ce32" office:value-type="string" calcext:value-type="string">
            <text:p>A14</text:p>
          </table:table-cell>
          <table:table-cell table:style-name="ce32" office:value-type="string" calcext:value-type="string">
            <text:p>A15</text:p>
          </table:table-cell>
          <table:table-cell table:style-name="ce32" office:value-type="string" calcext:value-type="string">
            <text:p>A16</text:p>
          </table:table-cell>
          <table:table-cell table:style-name="ce32" office:value-type="string" calcext:value-type="string">
            <text:p>A17</text:p>
          </table:table-cell>
          <table:table-cell table:style-name="ce32" office:value-type="string" calcext:value-type="string">
            <text:p>A18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Nr</text:p>
          </table:table-cell>
          <table:table-cell table:style-name="ce11" office:value-type="string" calcext:value-type="string">
            <text:p>Maximal Punkte</text:p>
          </table:table-cell>
          <table:table-cell table:style-name="ce15"/>
          <table:table-cell table:style-name="ce19"/>
          <table:table-cell table:style-name="ce11"/>
          <table:table-cell table:style-name="ce25" table:formula="of:=IF([Klausur.B20]&lt;&gt;&quot;&quot;;SUM([Klausur.G20:.Z20]);&quot;&quot;)" office:value-type="float" office:value="96" calcext:value-type="float">
            <text:p>96</text:p>
          </table:table-cell>
          <table:table-cell table:style-name="ce28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98"/>
        </table:table-row>
        <table:table-row table:style-name="ro8">
          <table:table-cell/>
          <table:table-cell table:style-name="ce12" office:value-type="string" calcext:value-type="string">
            <text:p>Durchschnitt</text:p>
          </table:table-cell>
          <table:table-cell table:style-name="ce16" table:formula="of:=IF([Klausur.F21]&lt;&gt;&quot;&quot;;VLOOKUP([Klausur.D21];[KMK_Punkte.$A$2:.$C$17];3;0);&quot;&quot;)" office:value-type="string" office:string-value="4+" calcext:value-type="string">
            <text:p>4+</text:p>
          </table:table-cell>
          <table:table-cell table:style-name="ce20" table:formula="of:=IF([Klausur.F21]&lt;&gt;&quot;&quot;;ROUNDUP([KMK_Punkte.$A$2]*[Klausur.F21]/100;0);&quot;&quot;)" office:value-type="float" office:value="6" calcext:value-type="float">
            <text:p>6</text:p>
          </table:table-cell>
          <table:table-cell table:style-name="ce23" table:formula="of:=IF([Klausur.F21]&lt;&gt;&quot;&quot;;[Klausur.F21]/[Klausur.$F$20];&quot;&quot;)" office:value-type="percentage" office:value="0.395833333333333" calcext:value-type="percentage">
            <text:p>40%</text:p>
          </table:table-cell>
          <table:table-cell table:style-name="ce26" table:formula="of:=IF([Klausur.B21]&lt;&gt;&quot;&quot;;SUM([Klausur.G21:.Z21]);&quot;&quot;)" office:value-type="float" office:value="38" calcext:value-type="float">
            <text:p>38,00</text:p>
          </table:table-cell>
          <table:table-cell table:style-name="ce29" table:formula="of:=SUM([Klausur.G22:.G53])/[Klausurergebnis.$B$5]" office:value-type="float" office:value="2.5" calcext:value-type="float">
            <text:p>2,50</text:p>
          </table:table-cell>
          <table:table-cell table:style-name="ce34" table:formula="of:=SUM([Klausur.H22:.H53])/[Klausurergebnis.$B$5]" office:value-type="float" office:value="2.25" calcext:value-type="float">
            <text:p>2,25</text:p>
          </table:table-cell>
          <table:table-cell table:style-name="ce34" table:formula="of:=SUM([Klausur.I22:.I53])/[Klausurergebnis.$B$5]" office:value-type="float" office:value="1.875" calcext:value-type="float">
            <text:p>1,88</text:p>
          </table:table-cell>
          <table:table-cell table:style-name="ce34" table:formula="of:=SUM([Klausur.J22:.J53])/[Klausurergebnis.$B$5]" office:value-type="float" office:value="2.5" calcext:value-type="float">
            <text:p>2,50</text:p>
          </table:table-cell>
          <table:table-cell table:style-name="ce34" table:formula="of:=SUM([Klausur.K22:.K53])/[Klausurergebnis.$B$5]" office:value-type="float" office:value="3.25" calcext:value-type="float">
            <text:p>3,25</text:p>
          </table:table-cell>
          <table:table-cell table:style-name="ce34" table:formula="of:=SUM([Klausur.L22:.L53])/[Klausurergebnis.$B$5]" office:value-type="float" office:value="2.75" calcext:value-type="float">
            <text:p>2,75</text:p>
          </table:table-cell>
          <table:table-cell table:style-name="ce34" table:formula="of:=SUM([Klausur.M22:.M53])/[Klausurergebnis.$B$5]" office:value-type="float" office:value="2.75" calcext:value-type="float">
            <text:p>2,75</text:p>
          </table:table-cell>
          <table:table-cell table:style-name="ce34" table:formula="of:=SUM([Klausur.N22:.N53])/[Klausurergebnis.$B$5]" office:value-type="float" office:value="1.5" calcext:value-type="float">
            <text:p>1,50</text:p>
          </table:table-cell>
          <table:table-cell table:style-name="ce34" table:formula="of:=SUM([Klausur.O22:.O53])/[Klausurergebnis.$B$5]" office:value-type="float" office:value="1.75" calcext:value-type="float">
            <text:p>1,75</text:p>
          </table:table-cell>
          <table:table-cell table:style-name="ce34" table:formula="of:=SUM([Klausur.P22:.P53])/[Klausurergebnis.$B$5]" office:value-type="float" office:value="1.375" calcext:value-type="float">
            <text:p>1,38</text:p>
          </table:table-cell>
          <table:table-cell table:style-name="ce34" table:formula="of:=SUM([Klausur.Q22:.Q53])/[Klausurergebnis.$B$5]" office:value-type="float" office:value="2.125" calcext:value-type="float">
            <text:p>2,13</text:p>
          </table:table-cell>
          <table:table-cell table:style-name="ce34" table:formula="of:=SUM([Klausur.R22:.R53])/[Klausurergebnis.$B$5]" office:value-type="float" office:value="1.75" calcext:value-type="float">
            <text:p>1,75</text:p>
          </table:table-cell>
          <table:table-cell table:style-name="ce34" table:formula="of:=SUM([Klausur.S22:.S53])/[Klausurergebnis.$B$5]" office:value-type="float" office:value="1.5" calcext:value-type="float">
            <text:p>1,50</text:p>
          </table:table-cell>
          <table:table-cell table:style-name="ce34" table:formula="of:=SUM([Klausur.T22:.T53])/[Klausurergebnis.$B$5]" office:value-type="float" office:value="1.25" calcext:value-type="float">
            <text:p>1,25</text:p>
          </table:table-cell>
          <table:table-cell table:style-name="ce34" table:formula="of:=SUM([Klausur.U22:.U53])/[Klausurergebnis.$B$5]" office:value-type="float" office:value="1.375" calcext:value-type="float">
            <text:p>1,38</text:p>
          </table:table-cell>
          <table:table-cell table:style-name="ce34" table:formula="of:=SUM([Klausur.V22:.V53])/[Klausurergebnis.$B$5]" office:value-type="float" office:value="1.25" calcext:value-type="float">
            <text:p>1,25</text:p>
          </table:table-cell>
          <table:table-cell table:style-name="ce34" table:formula="of:=SUM([Klausur.W22:.W53])/[Klausurergebnis.$B$5]" office:value-type="float" office:value="1.375" calcext:value-type="float">
            <text:p>1,38</text:p>
          </table:table-cell>
          <table:table-cell table:style-name="ce34" table:formula="of:=SUM([Klausur.X22:.X53])/[Klausurergebnis.$B$5]" office:value-type="float" office:value="1" calcext:value-type="float">
            <text:p>1,00</text:p>
          </table:table-cell>
          <table:table-cell table:style-name="ce34" table:formula="of:=SUM([Klausur.Y22:.Y53])/[Klausurergebnis.$B$5]" office:value-type="float" office:value="3.375" calcext:value-type="float">
            <text:p>3,38</text:p>
          </table:table-cell>
          <table:table-cell table:style-name="ce34" table:formula="of:=SUM([Klausur.Z22:.Z53])/[Klausurergebnis.$B$5]" office:value-type="float" office:value="0.5" calcext:value-type="float">
            <text:p>0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.</text:p>
          </table:table-cell>
          <table:table-cell table:style-name="ce13" table:formula="of:=IF(AND(['Kursliste-Settings'.B5]=&quot;&quot;;['Kursliste-Settings'.C5]=&quot;&quot;);&quot;&quot;;CONCATENATE(['Kursliste-Settings'.B5];&quot; &quot;;['Kursliste-Settings'.C5]))" office:value-type="string" office:string-value="Max Mustermann" calcext:value-type="string">
            <text:p>Max Mustermann</text:p>
          </table:table-cell>
          <table:table-cell table:style-name="ce17" table:formula="of:=IF([Klausur.F22]&lt;&gt;&quot;&quot;;VLOOKUP([Klausur.D22];[KMK_Punkte.$A$2:.$C$17];3;0);&quot;&quot;)" office:value-type="string" office:string-value="3+" calcext:value-type="string">
            <text:p>3+</text:p>
          </table:table-cell>
          <table:table-cell table:style-name="ce21" table:formula="of:=IF([Klausur.F22]&lt;&gt;&quot;&quot;;ROUNDUP([KMK_Punkte.$A$2]*[Klausur.F22]/100;0);&quot;&quot;)" office:value-type="float" office:value="9" calcext:value-type="float">
            <text:p>9</text:p>
          </table:table-cell>
          <table:table-cell table:style-name="ce24" table:formula="of:=IF([Klausur.F22]&lt;&gt;&quot;&quot;;[Klausur.F22]/[Klausur.$F$20];&quot;&quot;)" office:value-type="percentage" office:value="0.5625" calcext:value-type="percentage">
            <text:p>56%</text:p>
          </table:table-cell>
          <table:table-cell table:style-name="ce27" table:formula="of:=IF([Klausur.B22]&lt;&gt;&quot;&quot;;SUM([Klausur.G22:.Z22]);&quot;&quot;)" office:value-type="float" office:value="54" calcext:value-type="float">
            <text:p>54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.</text:p>
          </table:table-cell>
          <table:table-cell table:style-name="ce13" table:formula="of:=IF(AND(['Kursliste-Settings'.B6]=&quot;&quot;;['Kursliste-Settings'.C6]=&quot;&quot;);&quot;&quot;;CONCATENATE(['Kursliste-Settings'.B6];&quot; &quot;;['Kursliste-Settings'.C6]))" office:value-type="string" office:string-value="Timo Test" calcext:value-type="string">
            <text:p>Timo Test</text:p>
          </table:table-cell>
          <table:table-cell table:style-name="ce17" table:formula="of:=IF([Klausur.F23]&lt;&gt;&quot;&quot;;VLOOKUP([Klausur.D23];[KMK_Punkte.$A$2:.$C$17];3;0);&quot;&quot;)" office:value-type="string" office:string-value="3+" calcext:value-type="string">
            <text:p>3+</text:p>
          </table:table-cell>
          <table:table-cell table:style-name="ce21" table:formula="of:=IF([Klausur.F23]&lt;&gt;&quot;&quot;;ROUNDUP([KMK_Punkte.$A$2]*[Klausur.F23]/100;0);&quot;&quot;)" office:value-type="float" office:value="9" calcext:value-type="float">
            <text:p>9</text:p>
          </table:table-cell>
          <table:table-cell table:style-name="ce24" table:formula="of:=IF([Klausur.F23]&lt;&gt;&quot;&quot;;[Klausur.F23]/[Klausur.$F$20];&quot;&quot;)" office:value-type="percentage" office:value="0.614583333333333" calcext:value-type="percentage">
            <text:p>61%</text:p>
          </table:table-cell>
          <table:table-cell table:style-name="ce27" table:formula="of:=IF([Klausur.B23]&lt;&gt;&quot;&quot;;SUM([Klausur.G23:.Z23]);&quot;&quot;)" office:value-type="float" office:value="59" calcext:value-type="float">
            <text:p>59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/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" calcext:value-type="float">
            <text:p>12</text:p>
          </table:table-cell>
          <table:table-cell table:style-name="ce36"/>
          <table:table-cell table:number-columns-repeated="998"/>
        </table:table-row>
        <table:table-row table:style-name="ro1">
          <table:table-cell office:value-type="string" calcext:value-type="string">
            <text:p>3.</text:p>
          </table:table-cell>
          <table:table-cell table:style-name="ce13" table:formula="of:=IF(AND(['Kursliste-Settings'.B7]=&quot;&quot;;['Kursliste-Settings'.C7]=&quot;&quot;);&quot;&quot;;CONCATENATE(['Kursliste-Settings'.B7];&quot; &quot;;['Kursliste-Settings'.C7]))" office:value-type="string" office:string-value="Victor Versuch" calcext:value-type="string">
            <text:p>Victor Versuch</text:p>
          </table:table-cell>
          <table:table-cell table:style-name="ce17" table:formula="of:=IF([Klausur.F24]&lt;&gt;&quot;&quot;;VLOOKUP([Klausur.D24];[KMK_Punkte.$A$2:.$C$17];3;0);&quot;&quot;)" office:value-type="string" office:string-value="3-" calcext:value-type="string">
            <text:p>3-</text:p>
          </table:table-cell>
          <table:table-cell table:style-name="ce21" table:formula="of:=IF([Klausur.F24]&lt;&gt;&quot;&quot;;ROUNDUP([KMK_Punkte.$A$2]*[Klausur.F24]/100;0);&quot;&quot;)" office:value-type="float" office:value="7" calcext:value-type="float">
            <text:p>7</text:p>
          </table:table-cell>
          <table:table-cell table:style-name="ce24" table:formula="of:=IF([Klausur.F24]&lt;&gt;&quot;&quot;;[Klausur.F24]/[Klausur.$F$20];&quot;&quot;)" office:value-type="percentage" office:value="0.4375" calcext:value-type="percentage">
            <text:p>44%</text:p>
          </table:table-cell>
          <table:table-cell table:style-name="ce27" table:formula="of:=IF([Klausur.B24]&lt;&gt;&quot;&quot;;SUM([Klausur.G24:.Z24]);&quot;&quot;)" office:value-type="float" office:value="42" calcext:value-type="float">
            <text:p>42</text:p>
          </table:table-cell>
          <table:table-cell table:style-name="ce31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number-columns-repeated="7"/>
          <table:table-cell table:number-columns-repeated="998"/>
        </table:table-row>
        <table:table-row table:style-name="ro1">
          <table:table-cell office:value-type="string" calcext:value-type="string">
            <text:p>4.</text:p>
          </table:table-cell>
          <table:table-cell table:style-name="ce13" table:formula="of:=IF(AND(['Kursliste-Settings'.B8]=&quot;&quot;;['Kursliste-Settings'.C8]=&quot;&quot;);&quot;&quot;;CONCATENATE(['Kursliste-Settings'.B8];&quot; &quot;;['Kursliste-Settings'.C8]))" office:value-type="string" office:string-value="Ulf Ulfson" calcext:value-type="string">
            <text:p>Ulf Ulfson</text:p>
          </table:table-cell>
          <table:table-cell table:style-name="ce17" table:formula="of:=IF([Klausur.F25]&lt;&gt;&quot;&quot;;VLOOKUP([Klausur.D25];[KMK_Punkte.$A$2:.$C$17];3;0);&quot;&quot;)" office:value-type="string" office:string-value="4+" calcext:value-type="string">
            <text:p>4+</text:p>
          </table:table-cell>
          <table:table-cell table:style-name="ce21" table:formula="of:=IF([Klausur.F25]&lt;&gt;&quot;&quot;;ROUNDUP([KMK_Punkte.$A$2]*[Klausur.F25]/100;0);&quot;&quot;)" office:value-type="float" office:value="6" calcext:value-type="float">
            <text:p>6</text:p>
          </table:table-cell>
          <table:table-cell table:style-name="ce24" table:formula="of:=IF([Klausur.F25]&lt;&gt;&quot;&quot;;[Klausur.F25]/[Klausur.$F$20];&quot;&quot;)" office:value-type="percentage" office:value="0.385416666666667" calcext:value-type="percentage">
            <text:p>39%</text:p>
          </table:table-cell>
          <table:table-cell table:style-name="ce27" table:formula="of:=IF([Klausur.B25]&lt;&gt;&quot;&quot;;SUM([Klausur.G25:.Z25]);&quot;&quot;)" office:value-type="float" office:value="37" calcext:value-type="float">
            <text:p>37</text:p>
          </table:table-cell>
          <table:table-cell table:style-name="ce31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table:number-columns-repeated="5"/>
          <table:table-cell table:number-columns-repeated="998"/>
        </table:table-row>
        <table:table-row table:style-name="ro1">
          <table:table-cell office:value-type="string" calcext:value-type="string">
            <text:p>5.</text:p>
          </table:table-cell>
          <table:table-cell table:style-name="ce9" table:formula="of:=IF(AND(['Kursliste-Settings'.B9]=&quot;&quot;;['Kursliste-Settings'.C9]=&quot;&quot;);&quot;&quot;;CONCATENATE(['Kursliste-Settings'.B9];&quot; &quot;;['Kursliste-Settings'.C9]))" office:value-type="string" office:string-value="Peter Peterson" calcext:value-type="string">
            <text:p>Peter Peterson</text:p>
          </table:table-cell>
          <table:table-cell table:style-name="ce17" table:formula="of:=IF([Klausur.F26]&lt;&gt;&quot;&quot;;VLOOKUP([Klausur.D26];[KMK_Punkte.$A$2:.$C$17];3;0);&quot;&quot;)" office:value-type="string" office:string-value="5+" calcext:value-type="string">
            <text:p>5+</text:p>
          </table:table-cell>
          <table:table-cell table:style-name="ce21" table:formula="of:=IF([Klausur.F26]&lt;&gt;&quot;&quot;;ROUNDUP([KMK_Punkte.$A$2]*[Klausur.F26]/100;0);&quot;&quot;)" office:value-type="float" office:value="3" calcext:value-type="float">
            <text:p>3</text:p>
          </table:table-cell>
          <table:table-cell table:style-name="ce24" table:formula="of:=IF([Klausur.F26]&lt;&gt;&quot;&quot;;[Klausur.F26]/[Klausur.$F$20];&quot;&quot;)" office:value-type="percentage" office:value="0.166666666666667" calcext:value-type="percentage">
            <text:p>17%</text:p>
          </table:table-cell>
          <table:table-cell table:style-name="ce27" table:formula="of:=IF([Klausur.B26]&lt;&gt;&quot;&quot;;SUM([Klausur.G26:.Z26]);&quot;&quot;)" office:value-type="float" office:value="16" calcext:value-type="float">
            <text:p>16</text:p>
          </table:table-cell>
          <table:table-cell table:style-name="ce30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6.</text:p>
          </table:table-cell>
          <table:table-cell table:style-name="ce9" table:formula="of:=IF(AND(['Kursliste-Settings'.B10]=&quot;&quot;;['Kursliste-Settings'.C10]=&quot;&quot;);&quot;&quot;;CONCATENATE(['Kursliste-Settings'.B10];&quot; &quot;;['Kursliste-Settings'.C10]))" office:value-type="string" office:string-value="Harry Hundert-Prozent" calcext:value-type="string">
            <text:p>Harry Hundert-Prozent</text:p>
          </table:table-cell>
          <table:table-cell table:style-name="ce17" table:formula="of:=IF([Klausur.F27]&lt;&gt;&quot;&quot;;VLOOKUP([Klausur.D27];[KMK_Punkte.$A$2:.$C$17];3;0);&quot;&quot;)" office:value-type="string" office:string-value="1+" calcext:value-type="string">
            <text:p>1+</text:p>
          </table:table-cell>
          <table:table-cell table:style-name="ce21" table:formula="of:=IF([Klausur.F27]&lt;&gt;&quot;&quot;;ROUNDUP([KMK_Punkte.$A$2]*[Klausur.F27]/100;0);&quot;&quot;)" office:value-type="float" office:value="15" calcext:value-type="float">
            <text:p>15</text:p>
          </table:table-cell>
          <table:table-cell table:style-name="ce24" table:formula="of:=IF([Klausur.F27]&lt;&gt;&quot;&quot;;[Klausur.F27]/[Klausur.$F$20];&quot;&quot;)" office:value-type="percentage" office:value="1" calcext:value-type="percentage">
            <text:p>100%</text:p>
          </table:table-cell>
          <table:table-cell table:style-name="ce27" table:formula="of:=IF([Klausur.B27]&lt;&gt;&quot;&quot;;SUM([Klausur.G27:.Z27]);&quot;&quot;)" office:value-type="float" office:value="96" calcext:value-type="float">
            <text:p>96</text:p>
          </table:table-cell>
          <table:table-cell table:style-name="ce31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7.</text:p>
          </table:table-cell>
          <table:table-cell table:style-name="ce9" table:formula="of:=IF(AND(['Kursliste-Settings'.B11]=&quot;&quot;;['Kursliste-Settings'.C11]=&quot;&quot;);&quot;&quot;;CONCATENATE(['Kursliste-Settings'.B11];&quot; &quot;;['Kursliste-Settings'.C11]))" office:value-type="string" office:string-value="Nils Nulpe" calcext:value-type="string">
            <text:p>Nils Nulpe</text:p>
          </table:table-cell>
          <table:table-cell table:style-name="ce17" table:formula="of:=IF([Klausur.F28]&lt;&gt;&quot;&quot;;VLOOKUP([Klausur.D28];[KMK_Punkte.$A$2:.$C$17];3;0);&quot;&quot;)" office:value-type="string" office:string-value="6" calcext:value-type="string">
            <text:p>6</text:p>
          </table:table-cell>
          <table:table-cell table:style-name="ce21" table:formula="of:=IF([Klausur.F28]&lt;&gt;&quot;&quot;;ROUNDUP([KMK_Punkte.$A$2]*[Klausur.F28]/100;0);&quot;&quot;)" office:value-type="float" office:value="0" calcext:value-type="float">
            <text:p>0</text:p>
          </table:table-cell>
          <table:table-cell table:style-name="ce24" table:formula="of:=IF([Klausur.F28]&lt;&gt;&quot;&quot;;[Klausur.F28]/[Klausur.$F$20];&quot;&quot;)" office:value-type="percentage" office:value="0" calcext:value-type="percentage">
            <text:p>0%</text:p>
          </table:table-cell>
          <table:table-cell table:style-name="ce27" table:formula="of:=IF([Klausur.B28]&lt;&gt;&quot;&quot;;SUM([Klausur.G28:.Z28]);&quot;&quot;)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9" table:style-name="ce3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.</text:p>
          </table:table-cell>
          <table:table-cell table:style-name="ce9" table:formula="of:=IF(AND(['Kursliste-Settings'.B12]=&quot;&quot;;['Kursliste-Settings'.C12]=&quot;&quot;);&quot;&quot;;CONCATENATE(['Kursliste-Settings'.B12];&quot; &quot;;['Kursliste-Settings'.C12]))" office:value-type="string" office:string-value="Peter Pleite" calcext:value-type="string">
            <text:p>Peter Pleite</text:p>
          </table:table-cell>
          <table:table-cell table:style-name="ce17" table:formula="of:=IF([Klausur.F29]&lt;&gt;&quot;&quot;;VLOOKUP([Klausur.D29];[KMK_Punkte.$A$2:.$C$17];3;0);&quot;&quot;)" office:value-type="string" office:string-value="6" calcext:value-type="string">
            <text:p>6</text:p>
          </table:table-cell>
          <table:table-cell table:style-name="ce21" table:formula="of:=IF([Klausur.F29]&lt;&gt;&quot;&quot;;ROUNDUP([KMK_Punkte.$A$2]*[Klausur.F29]/100;0);&quot;&quot;)" office:value-type="float" office:value="0" calcext:value-type="float">
            <text:p>0</text:p>
          </table:table-cell>
          <table:table-cell table:style-name="ce24" table:formula="of:=IF([Klausur.F29]&lt;&gt;&quot;&quot;;[Klausur.F29]/[Klausur.$F$20];&quot;&quot;)" office:value-type="percentage" office:value="0" calcext:value-type="percentage">
            <text:p>0%</text:p>
          </table:table-cell>
          <table:table-cell table:style-name="ce27" table:formula="of:=IF([Klausur.B29]&lt;&gt;&quot;&quot;;SUM([Klausur.G29:.Z29]);&quot;&quot;)" office:value-type="float" office:value="0" calcext:value-type="float">
            <text:p>0</text:p>
          </table:table-cell>
          <table:table-cell table:style-name="ce31"/>
          <table:table-cell table:style-name="ce36" table:number-columns-repeated="4"/>
          <table:table-cell table:style-name="ce35" table:number-columns-repeated="3"/>
          <table:table-cell table:style-name="ce36" table:number-columns-repeated="12"/>
          <table:table-cell table:number-columns-repeated="998"/>
        </table:table-row>
        <table:table-row table:style-name="ro1">
          <table:table-cell office:value-type="string" calcext:value-type="string">
            <text:p>9.</text:p>
          </table:table-cell>
          <table:table-cell table:style-name="ce9" table:formula="of:=IF(AND(['Kursliste-Settings'.B13]=&quot;&quot;;['Kursliste-Settings'.C13]=&quot;&quot;);&quot;&quot;;CONCATENATE(['Kursliste-Settings'.B13];&quot; &quot;;['Kursliste-Settings'.C13]))">
            <text:p/>
          </table:table-cell>
          <table:table-cell table:style-name="ce17" table:formula="of:=IF([Klausur.F30]&lt;&gt;&quot;&quot;;VLOOKUP([Klausur.D30];[KMK_Punkte.$A$2:.$C$17];3;0);&quot;&quot;)">
            <text:p/>
          </table:table-cell>
          <table:table-cell table:style-name="ce21" table:formula="of:=IF([Klausur.F30]&lt;&gt;&quot;&quot;;ROUNDUP([KMK_Punkte.$A$2]*[Klausur.F30]/100;0);&quot;&quot;)">
            <text:p/>
          </table:table-cell>
          <table:table-cell table:style-name="ce24" table:formula="of:=IF([Klausur.F30]&lt;&gt;&quot;&quot;;[Klausur.F30]/[Klausur.$F$20];&quot;&quot;)">
            <text:p/>
          </table:table-cell>
          <table:table-cell table:style-name="ce27" table:formula="of:=IF([Klausur.B30]&lt;&gt;&quot;&quot;;SUM([Klausur.G30:.Z30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0.</text:p>
          </table:table-cell>
          <table:table-cell table:style-name="ce9" table:formula="of:=IF(AND(['Kursliste-Settings'.B14]=&quot;&quot;;['Kursliste-Settings'.C14]=&quot;&quot;);&quot;&quot;;CONCATENATE(['Kursliste-Settings'.B14];&quot; &quot;;['Kursliste-Settings'.C14]))">
            <text:p/>
          </table:table-cell>
          <table:table-cell table:style-name="ce17" table:formula="of:=IF([Klausur.F31]&lt;&gt;&quot;&quot;;VLOOKUP([Klausur.D31];[KMK_Punkte.$A$2:.$C$17];3;0);&quot;&quot;)">
            <text:p/>
          </table:table-cell>
          <table:table-cell table:style-name="ce21" table:formula="of:=IF([Klausur.F31]&lt;&gt;&quot;&quot;;ROUNDUP([KMK_Punkte.$A$2]*[Klausur.F31]/100;0);&quot;&quot;)">
            <text:p/>
          </table:table-cell>
          <table:table-cell table:style-name="ce24" table:formula="of:=IF([Klausur.F31]&lt;&gt;&quot;&quot;;[Klausur.F31]/[Klausur.$F$20];&quot;&quot;)">
            <text:p/>
          </table:table-cell>
          <table:table-cell table:style-name="ce27" table:formula="of:=IF([Klausur.B31]&lt;&gt;&quot;&quot;;SUM([Klausur.G31:.Z31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1.</text:p>
          </table:table-cell>
          <table:table-cell table:style-name="ce9" table:formula="of:=IF(AND(['Kursliste-Settings'.B15]=&quot;&quot;;['Kursliste-Settings'.C15]=&quot;&quot;);&quot;&quot;;CONCATENATE(['Kursliste-Settings'.B15];&quot; &quot;;['Kursliste-Settings'.C15]))">
            <text:p/>
          </table:table-cell>
          <table:table-cell table:style-name="ce17" table:formula="of:=IF([Klausur.F32]&lt;&gt;&quot;&quot;;VLOOKUP([Klausur.D32];[KMK_Punkte.$A$2:.$C$17];3;0);&quot;&quot;)">
            <text:p/>
          </table:table-cell>
          <table:table-cell table:style-name="ce21" table:formula="of:=IF([Klausur.F32]&lt;&gt;&quot;&quot;;ROUNDUP([KMK_Punkte.$A$2]*[Klausur.F32]/100;0);&quot;&quot;)">
            <text:p/>
          </table:table-cell>
          <table:table-cell table:style-name="ce24" table:formula="of:=IF([Klausur.F32]&lt;&gt;&quot;&quot;;[Klausur.F32]/[Klausur.$F$20];&quot;&quot;)">
            <text:p/>
          </table:table-cell>
          <table:table-cell table:style-name="ce27" table:formula="of:=IF([Klausur.B32]&lt;&gt;&quot;&quot;;SUM([Klausur.G32:.Z32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2.</text:p>
          </table:table-cell>
          <table:table-cell table:style-name="ce9" table:formula="of:=IF(AND(['Kursliste-Settings'.B16]=&quot;&quot;;['Kursliste-Settings'.C16]=&quot;&quot;);&quot;&quot;;CONCATENATE(['Kursliste-Settings'.B16];&quot; &quot;;['Kursliste-Settings'.C16]))">
            <text:p/>
          </table:table-cell>
          <table:table-cell table:style-name="ce17" table:formula="of:=IF([Klausur.F33]&lt;&gt;&quot;&quot;;VLOOKUP([Klausur.D33];[KMK_Punkte.$A$2:.$C$17];3;0);&quot;&quot;)">
            <text:p/>
          </table:table-cell>
          <table:table-cell table:style-name="ce21" table:formula="of:=IF([Klausur.F33]&lt;&gt;&quot;&quot;;ROUNDUP([KMK_Punkte.$A$2]*[Klausur.F33]/100;0);&quot;&quot;)">
            <text:p/>
          </table:table-cell>
          <table:table-cell table:style-name="ce24" table:formula="of:=IF([Klausur.F33]&lt;&gt;&quot;&quot;;[Klausur.F33]/[Klausur.$F$20];&quot;&quot;)">
            <text:p/>
          </table:table-cell>
          <table:table-cell table:style-name="ce27" table:formula="of:=IF([Klausur.B33]&lt;&gt;&quot;&quot;;SUM([Klausur.G33:.Z33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3.</text:p>
          </table:table-cell>
          <table:table-cell table:style-name="ce9" table:formula="of:=IF(AND(['Kursliste-Settings'.B17]=&quot;&quot;;['Kursliste-Settings'.C17]=&quot;&quot;);&quot;&quot;;CONCATENATE(['Kursliste-Settings'.B17];&quot; &quot;;['Kursliste-Settings'.C17]))">
            <text:p/>
          </table:table-cell>
          <table:table-cell table:style-name="ce17" table:formula="of:=IF([Klausur.F34]&lt;&gt;&quot;&quot;;VLOOKUP([Klausur.D34];[KMK_Punkte.$A$2:.$C$17];3;0);&quot;&quot;)">
            <text:p/>
          </table:table-cell>
          <table:table-cell table:style-name="ce21" table:formula="of:=IF([Klausur.F34]&lt;&gt;&quot;&quot;;ROUNDUP([KMK_Punkte.$A$2]*[Klausur.F34]/100;0);&quot;&quot;)">
            <text:p/>
          </table:table-cell>
          <table:table-cell table:style-name="ce24" table:formula="of:=IF([Klausur.F34]&lt;&gt;&quot;&quot;;[Klausur.F34]/[Klausur.$F$20];&quot;&quot;)">
            <text:p/>
          </table:table-cell>
          <table:table-cell table:style-name="ce27" table:formula="of:=IF([Klausur.B34]&lt;&gt;&quot;&quot;;SUM([Klausur.G34:.Z34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4.</text:p>
          </table:table-cell>
          <table:table-cell table:style-name="ce9" table:formula="of:=IF(AND(['Kursliste-Settings'.B18]=&quot;&quot;;['Kursliste-Settings'.C18]=&quot;&quot;);&quot;&quot;;CONCATENATE(['Kursliste-Settings'.B18];&quot; &quot;;['Kursliste-Settings'.C18]))">
            <text:p/>
          </table:table-cell>
          <table:table-cell table:style-name="ce17" table:formula="of:=IF([Klausur.F35]&lt;&gt;&quot;&quot;;VLOOKUP([Klausur.D35];[KMK_Punkte.$A$2:.$C$17];3;0);&quot;&quot;)">
            <text:p/>
          </table:table-cell>
          <table:table-cell table:style-name="ce21" table:formula="of:=IF([Klausur.F35]&lt;&gt;&quot;&quot;;ROUNDUP([KMK_Punkte.$A$2]*[Klausur.F35]/100;0);&quot;&quot;)">
            <text:p/>
          </table:table-cell>
          <table:table-cell table:style-name="ce24" table:formula="of:=IF([Klausur.F35]&lt;&gt;&quot;&quot;;[Klausur.F35]/[Klausur.$F$20];&quot;&quot;)">
            <text:p/>
          </table:table-cell>
          <table:table-cell table:style-name="ce27" table:formula="of:=IF([Klausur.B35]&lt;&gt;&quot;&quot;;SUM([Klausur.G35:.Z35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5.</text:p>
          </table:table-cell>
          <table:table-cell table:style-name="ce9" table:formula="of:=IF(AND(['Kursliste-Settings'.B19]=&quot;&quot;;['Kursliste-Settings'.C19]=&quot;&quot;);&quot;&quot;;CONCATENATE(['Kursliste-Settings'.B19];&quot; &quot;;['Kursliste-Settings'.C19]))">
            <text:p/>
          </table:table-cell>
          <table:table-cell table:style-name="ce17" table:formula="of:=IF([Klausur.F36]&lt;&gt;&quot;&quot;;VLOOKUP([Klausur.D36];[KMK_Punkte.$A$2:.$C$17];3;0);&quot;&quot;)">
            <text:p/>
          </table:table-cell>
          <table:table-cell table:style-name="ce21" table:formula="of:=IF([Klausur.F36]&lt;&gt;&quot;&quot;;ROUNDUP([KMK_Punkte.$A$2]*[Klausur.F36]/100;0);&quot;&quot;)">
            <text:p/>
          </table:table-cell>
          <table:table-cell table:style-name="ce24" table:formula="of:=IF([Klausur.F36]&lt;&gt;&quot;&quot;;[Klausur.F36]/[Klausur.$F$20];&quot;&quot;)">
            <text:p/>
          </table:table-cell>
          <table:table-cell table:style-name="ce27" table:formula="of:=IF([Klausur.B36]&lt;&gt;&quot;&quot;;SUM([Klausur.G36:.Z36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6.</text:p>
          </table:table-cell>
          <table:table-cell table:style-name="ce9" table:formula="of:=IF(AND(['Kursliste-Settings'.B20]=&quot;&quot;;['Kursliste-Settings'.C20]=&quot;&quot;);&quot;&quot;;CONCATENATE(['Kursliste-Settings'.B20];&quot; &quot;;['Kursliste-Settings'.C20]))">
            <text:p/>
          </table:table-cell>
          <table:table-cell table:style-name="ce17" table:formula="of:=IF([Klausur.F37]&lt;&gt;&quot;&quot;;VLOOKUP([Klausur.D37];[KMK_Punkte.$A$2:.$C$17];3;0);&quot;&quot;)">
            <text:p/>
          </table:table-cell>
          <table:table-cell table:style-name="ce21" table:formula="of:=IF([Klausur.F37]&lt;&gt;&quot;&quot;;ROUNDUP([KMK_Punkte.$A$2]*[Klausur.F37]/100;0);&quot;&quot;)">
            <text:p/>
          </table:table-cell>
          <table:table-cell table:style-name="ce24" table:formula="of:=IF([Klausur.F37]&lt;&gt;&quot;&quot;;[Klausur.F37]/[Klausur.$F$20];&quot;&quot;)">
            <text:p/>
          </table:table-cell>
          <table:table-cell table:style-name="ce27" table:formula="of:=IF([Klausur.B37]&lt;&gt;&quot;&quot;;SUM([Klausur.G37:.Z37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7.</text:p>
          </table:table-cell>
          <table:table-cell table:style-name="ce9" table:formula="of:=IF(AND(['Kursliste-Settings'.B21]=&quot;&quot;;['Kursliste-Settings'.C21]=&quot;&quot;);&quot;&quot;;CONCATENATE(['Kursliste-Settings'.B21];&quot; &quot;;['Kursliste-Settings'.C21]))">
            <text:p/>
          </table:table-cell>
          <table:table-cell table:style-name="ce17" table:formula="of:=IF([Klausur.F38]&lt;&gt;&quot;&quot;;VLOOKUP([Klausur.D38];[KMK_Punkte.$A$2:.$C$17];3;0);&quot;&quot;)">
            <text:p/>
          </table:table-cell>
          <table:table-cell table:style-name="ce21" table:formula="of:=IF([Klausur.F38]&lt;&gt;&quot;&quot;;ROUNDUP([KMK_Punkte.$A$2]*[Klausur.F38]/100;0);&quot;&quot;)">
            <text:p/>
          </table:table-cell>
          <table:table-cell table:style-name="ce24" table:formula="of:=IF([Klausur.F38]&lt;&gt;&quot;&quot;;[Klausur.F38]/[Klausur.$F$20];&quot;&quot;)">
            <text:p/>
          </table:table-cell>
          <table:table-cell table:style-name="ce27" table:formula="of:=IF([Klausur.B38]&lt;&gt;&quot;&quot;;SUM([Klausur.G38:.Z38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8.</text:p>
          </table:table-cell>
          <table:table-cell table:style-name="ce9" table:formula="of:=IF(AND(['Kursliste-Settings'.B22]=&quot;&quot;;['Kursliste-Settings'.C22]=&quot;&quot;);&quot;&quot;;CONCATENATE(['Kursliste-Settings'.B22];&quot; &quot;;['Kursliste-Settings'.C22]))">
            <text:p/>
          </table:table-cell>
          <table:table-cell table:style-name="ce17" table:formula="of:=IF([Klausur.F39]&lt;&gt;&quot;&quot;;VLOOKUP([Klausur.D39];[KMK_Punkte.$A$2:.$C$17];3;0);&quot;&quot;)">
            <text:p/>
          </table:table-cell>
          <table:table-cell table:style-name="ce21" table:formula="of:=IF([Klausur.F39]&lt;&gt;&quot;&quot;;ROUNDUP([KMK_Punkte.$A$2]*[Klausur.F39]/100;0);&quot;&quot;)">
            <text:p/>
          </table:table-cell>
          <table:table-cell table:style-name="ce24" table:formula="of:=IF([Klausur.F39]&lt;&gt;&quot;&quot;;[Klausur.F39]/[Klausur.$F$20];&quot;&quot;)">
            <text:p/>
          </table:table-cell>
          <table:table-cell table:style-name="ce27" table:formula="of:=IF([Klausur.B39]&lt;&gt;&quot;&quot;;SUM([Klausur.G39:.Z39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19.</text:p>
          </table:table-cell>
          <table:table-cell table:style-name="ce9" table:formula="of:=IF(AND(['Kursliste-Settings'.B23]=&quot;&quot;;['Kursliste-Settings'.C23]=&quot;&quot;);&quot;&quot;;CONCATENATE(['Kursliste-Settings'.B23];&quot; &quot;;['Kursliste-Settings'.C23]))">
            <text:p/>
          </table:table-cell>
          <table:table-cell table:style-name="ce17" table:formula="of:=IF([Klausur.F40]&lt;&gt;&quot;&quot;;VLOOKUP([Klausur.D40];[KMK_Punkte.$A$2:.$C$17];3;0);&quot;&quot;)">
            <text:p/>
          </table:table-cell>
          <table:table-cell table:style-name="ce21" table:formula="of:=IF([Klausur.F40]&lt;&gt;&quot;&quot;;ROUNDUP([KMK_Punkte.$A$2]*[Klausur.F40]/100;0);&quot;&quot;)">
            <text:p/>
          </table:table-cell>
          <table:table-cell table:style-name="ce24" table:formula="of:=IF([Klausur.F40]&lt;&gt;&quot;&quot;;[Klausur.F40]/[Klausur.$F$20];&quot;&quot;)">
            <text:p/>
          </table:table-cell>
          <table:table-cell table:style-name="ce27" table:formula="of:=IF([Klausur.B40]&lt;&gt;&quot;&quot;;SUM([Klausur.G40:.Z40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0.</text:p>
          </table:table-cell>
          <table:table-cell table:style-name="ce9" table:formula="of:=IF(AND(['Kursliste-Settings'.B24]=&quot;&quot;;['Kursliste-Settings'.C24]=&quot;&quot;);&quot;&quot;;CONCATENATE(['Kursliste-Settings'.B24];&quot; &quot;;['Kursliste-Settings'.C24]))">
            <text:p/>
          </table:table-cell>
          <table:table-cell table:style-name="ce17" table:formula="of:=IF([Klausur.F41]&lt;&gt;&quot;&quot;;VLOOKUP([Klausur.D41];[KMK_Punkte.$A$2:.$C$17];3;0);&quot;&quot;)">
            <text:p/>
          </table:table-cell>
          <table:table-cell table:style-name="ce21" table:formula="of:=IF([Klausur.F41]&lt;&gt;&quot;&quot;;ROUNDUP([KMK_Punkte.$A$2]*[Klausur.F41]/100;0);&quot;&quot;)">
            <text:p/>
          </table:table-cell>
          <table:table-cell table:style-name="ce24" table:formula="of:=IF([Klausur.F41]&lt;&gt;&quot;&quot;;[Klausur.F41]/[Klausur.$F$20];&quot;&quot;)">
            <text:p/>
          </table:table-cell>
          <table:table-cell table:style-name="ce27" table:formula="of:=IF([Klausur.B41]&lt;&gt;&quot;&quot;;SUM([Klausur.G41:.Z41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1.</text:p>
          </table:table-cell>
          <table:table-cell table:style-name="ce9" table:formula="of:=IF(AND(['Kursliste-Settings'.B25]=&quot;&quot;;['Kursliste-Settings'.C25]=&quot;&quot;);&quot;&quot;;CONCATENATE(['Kursliste-Settings'.B25];&quot; &quot;;['Kursliste-Settings'.C25]))">
            <text:p/>
          </table:table-cell>
          <table:table-cell table:style-name="ce17" table:formula="of:=IF([Klausur.F42]&lt;&gt;&quot;&quot;;VLOOKUP([Klausur.D42];[KMK_Punkte.$A$2:.$C$17];3;0);&quot;&quot;)">
            <text:p/>
          </table:table-cell>
          <table:table-cell table:style-name="ce21" table:formula="of:=IF([Klausur.F42]&lt;&gt;&quot;&quot;;ROUNDUP([KMK_Punkte.$A$2]*[Klausur.F42]/100;0);&quot;&quot;)">
            <text:p/>
          </table:table-cell>
          <table:table-cell table:style-name="ce24" table:formula="of:=IF([Klausur.F42]&lt;&gt;&quot;&quot;;[Klausur.F42]/[Klausur.$F$20];&quot;&quot;)">
            <text:p/>
          </table:table-cell>
          <table:table-cell table:style-name="ce27" table:formula="of:=IF([Klausur.B42]&lt;&gt;&quot;&quot;;SUM([Klausur.G42:.Z42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2.</text:p>
          </table:table-cell>
          <table:table-cell table:style-name="ce9" table:formula="of:=IF(AND(['Kursliste-Settings'.B26]=&quot;&quot;;['Kursliste-Settings'.C26]=&quot;&quot;);&quot;&quot;;CONCATENATE(['Kursliste-Settings'.B26];&quot; &quot;;['Kursliste-Settings'.C26]))">
            <text:p/>
          </table:table-cell>
          <table:table-cell table:style-name="ce17" table:formula="of:=IF([Klausur.F43]&lt;&gt;&quot;&quot;;VLOOKUP([Klausur.D43];[KMK_Punkte.$A$2:.$C$17];3;0);&quot;&quot;)">
            <text:p/>
          </table:table-cell>
          <table:table-cell table:style-name="ce21" table:formula="of:=IF([Klausur.F43]&lt;&gt;&quot;&quot;;ROUNDUP([KMK_Punkte.$A$2]*[Klausur.F43]/100;0);&quot;&quot;)">
            <text:p/>
          </table:table-cell>
          <table:table-cell table:style-name="ce24" table:formula="of:=IF([Klausur.F43]&lt;&gt;&quot;&quot;;[Klausur.F43]/[Klausur.$F$20];&quot;&quot;)">
            <text:p/>
          </table:table-cell>
          <table:table-cell table:style-name="ce27" table:formula="of:=IF([Klausur.B43]&lt;&gt;&quot;&quot;;SUM([Klausur.G43:.Z43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3.</text:p>
          </table:table-cell>
          <table:table-cell table:style-name="ce9" table:formula="of:=IF(AND(['Kursliste-Settings'.B27]=&quot;&quot;;['Kursliste-Settings'.C27]=&quot;&quot;);&quot;&quot;;CONCATENATE(['Kursliste-Settings'.B27];&quot; &quot;;['Kursliste-Settings'.C27]))">
            <text:p/>
          </table:table-cell>
          <table:table-cell table:style-name="ce17" table:formula="of:=IF([Klausur.F44]&lt;&gt;&quot;&quot;;VLOOKUP([Klausur.D44];[KMK_Punkte.$A$2:.$C$17];3;0);&quot;&quot;)">
            <text:p/>
          </table:table-cell>
          <table:table-cell table:style-name="ce21" table:formula="of:=IF([Klausur.F44]&lt;&gt;&quot;&quot;;ROUNDUP([KMK_Punkte.$A$2]*[Klausur.F44]/100;0);&quot;&quot;)">
            <text:p/>
          </table:table-cell>
          <table:table-cell table:style-name="ce24" table:formula="of:=IF([Klausur.F44]&lt;&gt;&quot;&quot;;[Klausur.F44]/[Klausur.$F$20];&quot;&quot;)">
            <text:p/>
          </table:table-cell>
          <table:table-cell table:style-name="ce27" table:formula="of:=IF([Klausur.B44]&lt;&gt;&quot;&quot;;SUM([Klausur.G44:.Z44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table:style-name="ce9" office:value-type="string" calcext:value-type="string">
            <text:p>24.</text:p>
          </table:table-cell>
          <table:table-cell table:style-name="ce9" table:formula="of:=IF(AND(['Kursliste-Settings'.B28]=&quot;&quot;;['Kursliste-Settings'.C28]=&quot;&quot;);&quot;&quot;;CONCATENATE(['Kursliste-Settings'.B28];&quot; &quot;;['Kursliste-Settings'.C28]))">
            <text:p/>
          </table:table-cell>
          <table:table-cell table:style-name="ce17" table:formula="of:=IF([Klausur.F45]&lt;&gt;&quot;&quot;;VLOOKUP([Klausur.D45];[KMK_Punkte.$A$2:.$C$17];3;0);&quot;&quot;)">
            <text:p/>
          </table:table-cell>
          <table:table-cell table:style-name="ce21" table:formula="of:=IF([Klausur.F45]&lt;&gt;&quot;&quot;;ROUNDUP([KMK_Punkte.$A$2]*[Klausur.F45]/100;0);&quot;&quot;)">
            <text:p/>
          </table:table-cell>
          <table:table-cell table:style-name="ce24" table:formula="of:=IF([Klausur.F45]&lt;&gt;&quot;&quot;;[Klausur.F45]/[Klausur.$F$20];&quot;&quot;)">
            <text:p/>
          </table:table-cell>
          <table:table-cell table:style-name="ce27" table:formula="of:=IF([Klausur.B45]&lt;&gt;&quot;&quot;;SUM([Klausur.G45:.Z45]);&quot;&quot;)">
            <text:p/>
          </table:table-cell>
          <table:table-cell table:style-name="ce30"/>
          <table:table-cell table:style-name="ce35" table:number-columns-repeated="11"/>
          <table:table-cell table:style-name="ce36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25.</text:p>
          </table:table-cell>
          <table:table-cell table:style-name="ce9" table:formula="of:=IF(AND(['Kursliste-Settings'.B29]=&quot;&quot;;['Kursliste-Settings'.C29]=&quot;&quot;);&quot;&quot;;CONCATENATE(['Kursliste-Settings'.B29];&quot; &quot;;['Kursliste-Settings'.C29]))">
            <text:p/>
          </table:table-cell>
          <table:table-cell table:style-name="ce17" table:formula="of:=IF([Klausur.F46]&lt;&gt;&quot;&quot;;VLOOKUP([Klausur.D46];[KMK_Punkte.$A$2:.$C$17];3;0);&quot;&quot;)">
            <text:p/>
          </table:table-cell>
          <table:table-cell table:style-name="ce21" table:formula="of:=IF([Klausur.F46]&lt;&gt;&quot;&quot;;ROUNDUP([KMK_Punkte.$A$2]*[Klausur.F46]/100;0);&quot;&quot;)">
            <text:p/>
          </table:table-cell>
          <table:table-cell table:style-name="ce24" table:formula="of:=IF([Klausur.F46]&lt;&gt;&quot;&quot;;[Klausur.F46]/[Klausur.$F$20];&quot;&quot;)">
            <text:p/>
          </table:table-cell>
          <table:table-cell table:style-name="ce27" table:formula="of:=IF([Klausur.B46]&lt;&gt;&quot;&quot;;SUM([Klausur.G46:.Z46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6.</text:p>
          </table:table-cell>
          <table:table-cell table:style-name="ce9" table:formula="of:=IF(AND(['Kursliste-Settings'.B30]=&quot;&quot;;['Kursliste-Settings'.C30]=&quot;&quot;);&quot;&quot;;CONCATENATE(['Kursliste-Settings'.B30];&quot; &quot;;['Kursliste-Settings'.C30]))">
            <text:p/>
          </table:table-cell>
          <table:table-cell table:style-name="ce17" table:formula="of:=IF([Klausur.F47]&lt;&gt;&quot;&quot;;VLOOKUP([Klausur.D47];[KMK_Punkte.$A$2:.$C$17];3;0);&quot;&quot;)">
            <text:p/>
          </table:table-cell>
          <table:table-cell table:style-name="ce21" table:formula="of:=IF([Klausur.F47]&lt;&gt;&quot;&quot;;ROUNDUP([KMK_Punkte.$A$2]*[Klausur.F47]/100;0);&quot;&quot;)">
            <text:p/>
          </table:table-cell>
          <table:table-cell table:style-name="ce24" table:formula="of:=IF([Klausur.F47]&lt;&gt;&quot;&quot;;[Klausur.F47]/[Klausur.$F$20];&quot;&quot;)">
            <text:p/>
          </table:table-cell>
          <table:table-cell table:style-name="ce27" table:formula="of:=IF([Klausur.B47]&lt;&gt;&quot;&quot;;SUM([Klausur.G47:.Z47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7.</text:p>
          </table:table-cell>
          <table:table-cell table:style-name="ce9" table:formula="of:=IF(AND(['Kursliste-Settings'.B31]=&quot;&quot;;['Kursliste-Settings'.C31]=&quot;&quot;);&quot;&quot;;CONCATENATE(['Kursliste-Settings'.B31];&quot; &quot;;['Kursliste-Settings'.C31]))">
            <text:p/>
          </table:table-cell>
          <table:table-cell table:style-name="ce17" table:formula="of:=IF([Klausur.F48]&lt;&gt;&quot;&quot;;VLOOKUP([Klausur.D48];[KMK_Punkte.$A$2:.$C$17];3;0);&quot;&quot;)">
            <text:p/>
          </table:table-cell>
          <table:table-cell table:style-name="ce21" table:formula="of:=IF([Klausur.F48]&lt;&gt;&quot;&quot;;ROUNDUP([KMK_Punkte.$A$2]*[Klausur.F48]/100;0);&quot;&quot;)">
            <text:p/>
          </table:table-cell>
          <table:table-cell table:style-name="ce24" table:formula="of:=IF([Klausur.F48]&lt;&gt;&quot;&quot;;[Klausur.F48]/[Klausur.$F$20];&quot;&quot;)">
            <text:p/>
          </table:table-cell>
          <table:table-cell table:style-name="ce27" table:formula="of:=IF([Klausur.B48]&lt;&gt;&quot;&quot;;SUM([Klausur.G48:.Z48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8.</text:p>
          </table:table-cell>
          <table:table-cell table:style-name="ce9" table:formula="of:=IF(AND(['Kursliste-Settings'.B32]=&quot;&quot;;['Kursliste-Settings'.C32]=&quot;&quot;);&quot;&quot;;CONCATENATE(['Kursliste-Settings'.B32];&quot; &quot;;['Kursliste-Settings'.C32]))">
            <text:p/>
          </table:table-cell>
          <table:table-cell table:style-name="ce17" table:formula="of:=IF([Klausur.F49]&lt;&gt;&quot;&quot;;VLOOKUP([Klausur.D49];[KMK_Punkte.$A$2:.$C$17];3;0);&quot;&quot;)">
            <text:p/>
          </table:table-cell>
          <table:table-cell table:style-name="ce21" table:formula="of:=IF([Klausur.F49]&lt;&gt;&quot;&quot;;ROUNDUP([KMK_Punkte.$A$2]*[Klausur.F49]/100;0);&quot;&quot;)">
            <text:p/>
          </table:table-cell>
          <table:table-cell table:style-name="ce24" table:formula="of:=IF([Klausur.F49]&lt;&gt;&quot;&quot;;[Klausur.F49]/[Klausur.$F$20];&quot;&quot;)">
            <text:p/>
          </table:table-cell>
          <table:table-cell table:style-name="ce27" table:formula="of:=IF([Klausur.B49]&lt;&gt;&quot;&quot;;SUM([Klausur.G49:.Z49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29.</text:p>
          </table:table-cell>
          <table:table-cell table:style-name="ce9" table:formula="of:=IF(AND(['Kursliste-Settings'.B33]=&quot;&quot;;['Kursliste-Settings'.C33]=&quot;&quot;);&quot;&quot;;CONCATENATE(['Kursliste-Settings'.B33];&quot; &quot;;['Kursliste-Settings'.C33]))">
            <text:p/>
          </table:table-cell>
          <table:table-cell table:style-name="ce17" table:formula="of:=IF([Klausur.F50]&lt;&gt;&quot;&quot;;VLOOKUP([Klausur.D50];[KMK_Punkte.$A$2:.$C$17];3;0);&quot;&quot;)">
            <text:p/>
          </table:table-cell>
          <table:table-cell table:style-name="ce21" table:formula="of:=IF([Klausur.F50]&lt;&gt;&quot;&quot;;ROUNDUP([KMK_Punkte.$A$2]*[Klausur.F50]/100;0);&quot;&quot;)">
            <text:p/>
          </table:table-cell>
          <table:table-cell table:style-name="ce24" table:formula="of:=IF([Klausur.F50]&lt;&gt;&quot;&quot;;[Klausur.F50]/[Klausur.$F$20];&quot;&quot;)">
            <text:p/>
          </table:table-cell>
          <table:table-cell table:style-name="ce27" table:formula="of:=IF([Klausur.B50]&lt;&gt;&quot;&quot;;SUM([Klausur.G50:.Z50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0.</text:p>
          </table:table-cell>
          <table:table-cell table:style-name="ce9" table:formula="of:=IF(AND(['Kursliste-Settings'.B34]=&quot;&quot;;['Kursliste-Settings'.C34]=&quot;&quot;);&quot;&quot;;CONCATENATE(['Kursliste-Settings'.B34];&quot; &quot;;['Kursliste-Settings'.C34]))">
            <text:p/>
          </table:table-cell>
          <table:table-cell table:style-name="ce17" table:formula="of:=IF([Klausur.F51]&lt;&gt;&quot;&quot;;VLOOKUP([Klausur.D51];[KMK_Punkte.$A$2:.$C$17];3;0);&quot;&quot;)">
            <text:p/>
          </table:table-cell>
          <table:table-cell table:style-name="ce21" table:formula="of:=IF([Klausur.F51]&lt;&gt;&quot;&quot;;ROUNDUP([KMK_Punkte.$A$2]*[Klausur.F51]/100;0);&quot;&quot;)">
            <text:p/>
          </table:table-cell>
          <table:table-cell table:style-name="ce24" table:formula="of:=IF([Klausur.F51]&lt;&gt;&quot;&quot;;[Klausur.F51]/[Klausur.$F$20];&quot;&quot;)">
            <text:p/>
          </table:table-cell>
          <table:table-cell table:style-name="ce27" table:formula="of:=IF([Klausur.B51]&lt;&gt;&quot;&quot;;SUM([Klausur.G51:.Z51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1.</text:p>
          </table:table-cell>
          <table:table-cell table:style-name="ce9" table:formula="of:=IF(AND(['Kursliste-Settings'.B35]=&quot;&quot;;['Kursliste-Settings'.C35]=&quot;&quot;);&quot;&quot;;CONCATENATE(['Kursliste-Settings'.B35];&quot; &quot;;['Kursliste-Settings'.C35]))">
            <text:p/>
          </table:table-cell>
          <table:table-cell table:style-name="ce17" table:formula="of:=IF([Klausur.F52]&lt;&gt;&quot;&quot;;VLOOKUP([Klausur.D52];[KMK_Punkte.$A$2:.$C$17];3;0);&quot;&quot;)">
            <text:p/>
          </table:table-cell>
          <table:table-cell table:style-name="ce21" table:formula="of:=IF([Klausur.F52]&lt;&gt;&quot;&quot;;ROUNDUP([KMK_Punkte.$A$2]*[Klausur.F52]/100;0);&quot;&quot;)">
            <text:p/>
          </table:table-cell>
          <table:table-cell table:style-name="ce24" table:formula="of:=IF([Klausur.F52]&lt;&gt;&quot;&quot;;[Klausur.F52]/[Klausur.$F$20];&quot;&quot;)">
            <text:p/>
          </table:table-cell>
          <table:table-cell table:style-name="ce27" table:formula="of:=IF([Klausur.B52]&lt;&gt;&quot;&quot;;SUM([Klausur.G52:.Z52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9"/>
          <table:table-cell table:style-name="ce38"/>
          <table:table-cell table:style-name="ce36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32.</text:p>
          </table:table-cell>
          <table:table-cell table:style-name="ce9" table:formula="of:=IF(AND(['Kursliste-Settings'.B36]=&quot;&quot;;['Kursliste-Settings'.C36]=&quot;&quot;);&quot;&quot;;CONCATENATE(['Kursliste-Settings'.B36];&quot; &quot;;['Kursliste-Settings'.C36]))">
            <text:p/>
          </table:table-cell>
          <table:table-cell table:style-name="ce17" table:formula="of:=IF([Klausur.F53]&lt;&gt;&quot;&quot;;VLOOKUP([Klausur.D53];[KMK_Punkte.$A$2:.$C$17];3;0);&quot;&quot;)">
            <text:p/>
          </table:table-cell>
          <table:table-cell table:style-name="ce21" table:formula="of:=IF([Klausur.F53]&lt;&gt;&quot;&quot;;ROUNDUP([KMK_Punkte.$A$2]*[Klausur.F53]/100;0);&quot;&quot;)">
            <text:p/>
          </table:table-cell>
          <table:table-cell table:style-name="ce24" table:formula="of:=IF([Klausur.F53]&lt;&gt;&quot;&quot;;[Klausur.F53]/[Klausur.$F$20];&quot;&quot;)">
            <text:p/>
          </table:table-cell>
          <table:table-cell table:style-name="ce27" table:formula="of:=IF([Klausur.B53]&lt;&gt;&quot;&quot;;SUM([Klausur.G53:.Z53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7"/>
          <table:table-cell table:style-name="ce38"/>
          <table:table-cell table:style-name="ce36" table:number-columns-repeated="6"/>
          <table:table-cell table:number-columns-repeated="998"/>
        </table:table-row>
        <table:table-row table:style-name="ro1">
          <table:table-cell table:style-name="ce9" office:value-type="string" calcext:value-type="string">
            <text:p>33.</text:p>
          </table:table-cell>
          <table:table-cell table:style-name="ce9" table:formula="of:=IF(AND(['Kursliste-Settings'.B37]=&quot;&quot;;['Kursliste-Settings'.C37]=&quot;&quot;);&quot;&quot;;CONCATENATE(['Kursliste-Settings'.B37];&quot; &quot;;['Kursliste-Settings'.C37]))">
            <text:p/>
          </table:table-cell>
          <table:table-cell table:style-name="ce17" table:formula="of:=IF([Klausur.F54]&lt;&gt;&quot;&quot;;VLOOKUP([Klausur.D54];[KMK_Punkte.$A$2:.$C$17];3;0);&quot;&quot;)">
            <text:p/>
          </table:table-cell>
          <table:table-cell table:style-name="ce21" table:formula="of:=IF([Klausur.F54]&lt;&gt;&quot;&quot;;ROUNDUP([KMK_Punkte.$A$2]*[Klausur.F54]/100;0);&quot;&quot;)">
            <text:p/>
          </table:table-cell>
          <table:table-cell table:style-name="ce24" table:formula="of:=IF([Klausur.F54]&lt;&gt;&quot;&quot;;[Klausur.F54]/[Klausur.$F$20];&quot;&quot;)">
            <text:p/>
          </table:table-cell>
          <table:table-cell table:style-name="ce27" table:formula="of:=IF([Klausur.B54]&lt;&gt;&quot;&quot;;SUM([Klausur.G54:.Z54]);&quot;&quot;)">
            <text:p/>
          </table:table-cell>
          <table:table-cell table:style-name="ce30"/>
          <table:table-cell table:style-name="ce35" table:number-columns-repeated="11"/>
          <table:table-cell table:style-name="ce36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34.</text:p>
          </table:table-cell>
          <table:table-cell table:style-name="ce9" table:formula="of:=IF(AND(['Kursliste-Settings'.B38]=&quot;&quot;;['Kursliste-Settings'.C38]=&quot;&quot;);&quot;&quot;;CONCATENATE(['Kursliste-Settings'.B38];&quot; &quot;;['Kursliste-Settings'.C38]))">
            <text:p/>
          </table:table-cell>
          <table:table-cell table:style-name="ce17" table:formula="of:=IF([Klausur.F55]&lt;&gt;&quot;&quot;;VLOOKUP([Klausur.D55];[KMK_Punkte.$A$2:.$C$17];3;0);&quot;&quot;)">
            <text:p/>
          </table:table-cell>
          <table:table-cell table:style-name="ce21" table:formula="of:=IF([Klausur.F55]&lt;&gt;&quot;&quot;;ROUNDUP([KMK_Punkte.$A$2]*[Klausur.F55]/100;0);&quot;&quot;)">
            <text:p/>
          </table:table-cell>
          <table:table-cell table:style-name="ce24" table:formula="of:=IF([Klausur.F55]&lt;&gt;&quot;&quot;;[Klausur.F55]/[Klausur.$F$20];&quot;&quot;)">
            <text:p/>
          </table:table-cell>
          <table:table-cell table:style-name="ce27" table:formula="of:=IF([Klausur.B55]&lt;&gt;&quot;&quot;;SUM([Klausur.G55:.Z55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5.</text:p>
          </table:table-cell>
          <table:table-cell table:style-name="ce9" table:formula="of:=IF(AND(['Kursliste-Settings'.B39]=&quot;&quot;;['Kursliste-Settings'.C39]=&quot;&quot;);&quot;&quot;;CONCATENATE(['Kursliste-Settings'.B39];&quot; &quot;;['Kursliste-Settings'.C39]))">
            <text:p/>
          </table:table-cell>
          <table:table-cell table:style-name="ce17" table:formula="of:=IF([Klausur.F56]&lt;&gt;&quot;&quot;;VLOOKUP([Klausur.D56];[KMK_Punkte.$A$2:.$C$17];3;0);&quot;&quot;)">
            <text:p/>
          </table:table-cell>
          <table:table-cell table:style-name="ce21" table:formula="of:=IF([Klausur.F56]&lt;&gt;&quot;&quot;;ROUNDUP([KMK_Punkte.$A$2]*[Klausur.F56]/100;0);&quot;&quot;)">
            <text:p/>
          </table:table-cell>
          <table:table-cell table:style-name="ce24" table:formula="of:=IF([Klausur.F56]&lt;&gt;&quot;&quot;;[Klausur.F56]/[Klausur.$F$20];&quot;&quot;)">
            <text:p/>
          </table:table-cell>
          <table:table-cell table:style-name="ce27" table:formula="of:=IF([Klausur.B56]&lt;&gt;&quot;&quot;;SUM([Klausur.G56:.Z56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6.</text:p>
          </table:table-cell>
          <table:table-cell table:style-name="ce9" table:formula="of:=IF(AND(['Kursliste-Settings'.B40]=&quot;&quot;;['Kursliste-Settings'.C40]=&quot;&quot;);&quot;&quot;;CONCATENATE(['Kursliste-Settings'.B40];&quot; &quot;;['Kursliste-Settings'.C40]))">
            <text:p/>
          </table:table-cell>
          <table:table-cell table:style-name="ce17" table:formula="of:=IF([Klausur.F57]&lt;&gt;&quot;&quot;;VLOOKUP([Klausur.D57];[KMK_Punkte.$A$2:.$C$17];3;0);&quot;&quot;)">
            <text:p/>
          </table:table-cell>
          <table:table-cell table:style-name="ce21" table:formula="of:=IF([Klausur.F57]&lt;&gt;&quot;&quot;;ROUNDUP([KMK_Punkte.$A$2]*[Klausur.F57]/100;0);&quot;&quot;)">
            <text:p/>
          </table:table-cell>
          <table:table-cell table:style-name="ce24" table:formula="of:=IF([Klausur.F57]&lt;&gt;&quot;&quot;;[Klausur.F57]/[Klausur.$F$20];&quot;&quot;)">
            <text:p/>
          </table:table-cell>
          <table:table-cell table:style-name="ce27" table:formula="of:=IF([Klausur.B57]&lt;&gt;&quot;&quot;;SUM([Klausur.G57:.Z57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7.</text:p>
          </table:table-cell>
          <table:table-cell table:style-name="ce9" table:formula="of:=IF(AND(['Kursliste-Settings'.B41]=&quot;&quot;;['Kursliste-Settings'.C41]=&quot;&quot;);&quot;&quot;;CONCATENATE(['Kursliste-Settings'.B41];&quot; &quot;;['Kursliste-Settings'.C41]))">
            <text:p/>
          </table:table-cell>
          <table:table-cell table:style-name="ce17" table:formula="of:=IF([Klausur.F58]&lt;&gt;&quot;&quot;;VLOOKUP([Klausur.D58];[KMK_Punkte.$A$2:.$C$17];3;0);&quot;&quot;)">
            <text:p/>
          </table:table-cell>
          <table:table-cell table:style-name="ce21" table:formula="of:=IF([Klausur.F58]&lt;&gt;&quot;&quot;;ROUNDUP([KMK_Punkte.$A$2]*[Klausur.F58]/100;0);&quot;&quot;)">
            <text:p/>
          </table:table-cell>
          <table:table-cell table:style-name="ce24" table:formula="of:=IF([Klausur.F58]&lt;&gt;&quot;&quot;;[Klausur.F58]/[Klausur.$F$20];&quot;&quot;)">
            <text:p/>
          </table:table-cell>
          <table:table-cell table:style-name="ce27" table:formula="of:=IF([Klausur.B58]&lt;&gt;&quot;&quot;;SUM([Klausur.G58:.Z58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office:value-type="string" calcext:value-type="string">
            <text:p>38.</text:p>
          </table:table-cell>
          <table:table-cell table:style-name="ce9" table:formula="of:=IF(AND(['Kursliste-Settings'.B42]=&quot;&quot;;['Kursliste-Settings'.C42]=&quot;&quot;);&quot;&quot;;CONCATENATE(['Kursliste-Settings'.B42];&quot; &quot;;['Kursliste-Settings'.C42]))">
            <text:p/>
          </table:table-cell>
          <table:table-cell table:style-name="ce17" table:formula="of:=IF([Klausur.F59]&lt;&gt;&quot;&quot;;VLOOKUP([Klausur.D59];[KMK_Punkte.$A$2:.$C$17];3;0);&quot;&quot;)">
            <text:p/>
          </table:table-cell>
          <table:table-cell table:style-name="ce21" table:formula="of:=IF([Klausur.F59]&lt;&gt;&quot;&quot;;ROUNDUP([KMK_Punkte.$A$2]*[Klausur.F59]/100;0);&quot;&quot;)">
            <text:p/>
          </table:table-cell>
          <table:table-cell table:style-name="ce24" table:formula="of:=IF([Klausur.F59]&lt;&gt;&quot;&quot;;[Klausur.F59]/[Klausur.$F$20];&quot;&quot;)">
            <text:p/>
          </table:table-cell>
          <table:table-cell table:style-name="ce27" table:formula="of:=IF([Klausur.B59]&lt;&gt;&quot;&quot;;SUM([Klausur.G59:.Z59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1">
          <table:table-cell table:style-name="ce9" office:value-type="string" calcext:value-type="string">
            <text:p>39.</text:p>
          </table:table-cell>
          <table:table-cell table:style-name="ce9" table:formula="of:=IF(AND(['Kursliste-Settings'.B43]=&quot;&quot;;['Kursliste-Settings'.C43]=&quot;&quot;);&quot;&quot;;CONCATENATE(['Kursliste-Settings'.B43];&quot; &quot;;['Kursliste-Settings'.C43]))">
            <text:p/>
          </table:table-cell>
          <table:table-cell table:style-name="ce17" table:formula="of:=IF([Klausur.F60]&lt;&gt;&quot;&quot;;VLOOKUP([Klausur.D60];[KMK_Punkte.$A$2:.$C$17];3;0);&quot;&quot;)">
            <text:p/>
          </table:table-cell>
          <table:table-cell table:style-name="ce21" table:formula="of:=IF([Klausur.F60]&lt;&gt;&quot;&quot;;ROUNDUP([KMK_Punkte.$A$2]*[Klausur.F60]/100;0);&quot;&quot;)">
            <text:p/>
          </table:table-cell>
          <table:table-cell table:style-name="ce24" table:formula="of:=IF([Klausur.F60]&lt;&gt;&quot;&quot;;[Klausur.F60]/[Klausur.$F$20];&quot;&quot;)">
            <text:p/>
          </table:table-cell>
          <table:table-cell table:style-name="ce27" table:formula="of:=IF([Klausur.B60]&lt;&gt;&quot;&quot;;SUM([Klausur.G60:.Z60]);&quot;&quot;)">
            <text:p/>
          </table:table-cell>
          <table:table-cell table:style-name="ce30"/>
          <table:table-cell table:style-name="ce35" table:number-columns-repeated="11"/>
          <table:table-cell table:style-name="ce36" table:number-columns-repeated="8"/>
          <table:table-cell table:number-columns-repeated="998"/>
        </table:table-row>
        <table:table-row table:style-name="ro1">
          <table:table-cell office:value-type="string" calcext:value-type="string">
            <text:p>40.</text:p>
          </table:table-cell>
          <table:table-cell table:style-name="ce9" table:formula="of:=IF(AND(['Kursliste-Settings'.B44]=&quot;&quot;;['Kursliste-Settings'.C44]=&quot;&quot;);&quot;&quot;;CONCATENATE(['Kursliste-Settings'.B44];&quot; &quot;;['Kursliste-Settings'.C44]))">
            <text:p/>
          </table:table-cell>
          <table:table-cell table:style-name="ce17" table:formula="of:=IF([Klausur.F61]&lt;&gt;&quot;&quot;;VLOOKUP([Klausur.D61];[KMK_Punkte.$A$2:.$C$17];3;0);&quot;&quot;)">
            <text:p/>
          </table:table-cell>
          <table:table-cell table:style-name="ce21" table:formula="of:=IF([Klausur.F61]&lt;&gt;&quot;&quot;;ROUNDUP([KMK_Punkte.$A$2]*[Klausur.F61]/100;0);&quot;&quot;)">
            <text:p/>
          </table:table-cell>
          <table:table-cell table:style-name="ce24" table:formula="of:=IF([Klausur.F61]&lt;&gt;&quot;&quot;;[Klausur.F61]/[Klausur.$F$20];&quot;&quot;)">
            <text:p/>
          </table:table-cell>
          <table:table-cell table:style-name="ce27" table:formula="of:=IF([Klausur.B61]&lt;&gt;&quot;&quot;;SUM([Klausur.G61:.Z61]);&quot;&quot;)">
            <text:p/>
          </table:table-cell>
          <table:table-cell table:style-name="ce30"/>
          <table:table-cell table:style-name="ce35" table:number-columns-repeated="5"/>
          <table:table-cell table:style-name="ce36" table:number-columns-repeated="14"/>
          <table:table-cell table:number-columns-repeated="998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Print_Area" table:base-cell-address="$'Kursliste-Settings'.$A$1" table:expression="[Klausur.$A$19:.$Z$53]~#REF!#REF!~#REF!#REF!"/>
        </table:named-expressions>
      </table:table>
      <table:table table:name="Klausurergebnis" table:style-name="ta2"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4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Kursname:</text:p>
          </table:table-cell>
          <table:table-cell table:formula="of:=['Kursliste-Settings'.B1]" office:value-type="string" office:string-value="KURSNAME" calcext:value-type="string">
            <text:p>KURS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zent:</text:p>
          </table:table-cell>
          <table:table-cell table:formula="of:=['Kursliste-Settings'.C1]" office:value-type="string" office:string-value="LEHRERNAME" calcext:value-type="string">
            <text:p>LEHRER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um:</text:p>
          </table:table-cell>
          <table:table-cell table:style-name="ce40" office:value-type="date" office:date-value="2018-04-04" calcext:value-type="date">
            <text:p>04.04.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rnfeld:</text:p>
          </table:table-cell>
          <table:table-cell office:value-type="string" calcext:value-type="string">
            <text:p>Lernfeld 1, Lernfeld 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Teilnehmer:</text:p>
          </table:table-cell>
          <table:table-cell table:style-name="ce2" table:formula="of:=COUNTA([Klausur.B22:.B53])-COUNTIF([Klausur.B22:.B53];&quot;&quot;)" office:value-type="float" office:value="8" calcext:value-type="float">
            <text:p>8</text:p>
          </table:table-cell>
          <table:table-cell table:style-name="ce2" table:number-columns-repeated="5"/>
          <table:table-cell/>
        </table:table-row>
        <table:table-row table:style-name="ro1">
          <table:table-cell office:value-type="string" calcext:value-type="string">
            <text:p>Maximalpunkte:</text:p>
          </table:table-cell>
          <table:table-cell table:formula="of:=[Klausur.F20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chschnittsnote:</text:p>
          </table:table-cell>
          <table:table-cell table:formula="of:=[Klausur.C21]" office:value-type="string" office:string-value="4+" calcext:value-type="string">
            <text:p>4+</text:p>
          </table:table-cell>
          <table:table-cell table:number-columns-repeated="6"/>
        </table:table-row>
        <table:table-row table:style-name="ro5">
          <table:table-cell table:style-name="ce2" office:value-type="string" calcext:value-type="string">
            <text:p>Notenspiegel: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/>
        </table:table-row>
        <table:table-row table:style-name="ro5">
          <table:table-cell/>
          <table:table-cell table:style-name="ce42" table:formula="of:=COUNTIF([Klausur.$C$22:.$C$53];[Klausurergebnis.B$8]&amp;&quot;+&quot;)+COUNTIF([Klausur.$C$22:.$C$53];[Klausurergebnis.B$8]&amp;&quot;-&quot;)+COUNTIF([Klausur.$C$22:.$C$53];[Klausurergebnis.B$8])" office:value-type="float" office:value="1" calcext:value-type="float">
            <text:p>1</text:p>
          </table:table-cell>
          <table:table-cell table:style-name="ce44" table:formula="of:=COUNTIF([Klausur.$C$22:.$C$53];[Klausurergebnis.C$8]&amp;&quot;+&quot;)+COUNTIF([Klausur.$C$22:.$C$53];[Klausurergebnis.C$8]&amp;&quot;-&quot;)+COUNTIF([Klausur.$C$22:.$C$53];[Klausurergebnis.C$8])" office:value-type="float" office:value="0" calcext:value-type="float">
            <text:p>0</text:p>
          </table:table-cell>
          <table:table-cell table:style-name="ce44" table:formula="of:=COUNTIF([Klausur.$C$22:.$C$53];[Klausurergebnis.D$8]&amp;&quot;+&quot;)+COUNTIF([Klausur.$C$22:.$C$53];[Klausurergebnis.D$8]&amp;&quot;-&quot;)+COUNTIF([Klausur.$C$22:.$C$53];[Klausurergebnis.D$8])" office:value-type="float" office:value="3" calcext:value-type="float">
            <text:p>3</text:p>
          </table:table-cell>
          <table:table-cell table:style-name="ce44" table:formula="of:=COUNTIF([Klausur.$C$22:.$C$53];[Klausurergebnis.E$8]&amp;&quot;+&quot;)+COUNTIF([Klausur.$C$22:.$C$53];[Klausurergebnis.E$8]&amp;&quot;-&quot;)+COUNTIF([Klausur.$C$22:.$C$53];[Klausurergebnis.E$8])" office:value-type="float" office:value="1" calcext:value-type="float">
            <text:p>1</text:p>
          </table:table-cell>
          <table:table-cell table:style-name="ce44" table:formula="of:=COUNTIF([Klausur.$C$22:.$C$53];[Klausurergebnis.F$8]&amp;&quot;+&quot;)+COUNTIF([Klausur.$C$22:.$C$53];[Klausurergebnis.F$8]&amp;&quot;-&quot;)+COUNTIF([Klausur.$C$22:.$C$53];[Klausurergebnis.F$8])" office:value-type="float" office:value="1" calcext:value-type="float">
            <text:p>1</text:p>
          </table:table-cell>
          <table:table-cell table:style-name="ce46" table:formula="of:=COUNTIF([Klausur.$C$22:.$C$53];[Klausurergebnis.G$8]&amp;&quot;+&quot;)+COUNTIF([Klausur.$C$22:.$C$53];[Klausurergebnis.G$8]&amp;&quot;-&quot;)+COUNTIF([Klausur.$C$22:.$C$53];[Klausurergebnis.G$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ximal</text:p>
          </table:table-cell>
          <table:table-cell/>
          <table:table-cell table:formula="of:=[Klausur.F20]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Kommentar</text:p>
          </table:table-cell>
        </table:table-row>
        <table:table-row table:style-name="ro1">
          <table:table-cell table:style-name="ce39" table:formula="of:=[Klausur.B22]" office:value-type="string" office:string-value="Max Mustermann" calcext:value-type="string">
            <text:p>Max Mustermann</text:p>
          </table:table-cell>
          <table:table-cell table:style-name="ce39" table:formula="of:=[Klausur.C22]" office:value-type="string" office:string-value="3+" calcext:value-type="string">
            <text:p>3+</text:p>
          </table:table-cell>
          <table:table-cell table:style-name="ce39" table:formula="of:=[Klausur.F22]" office:value-type="float" office:value="54" calcext:value-type="float">
            <text:p>54</text:p>
          </table:table-cell>
          <table:table-cell table:number-columns-repeated="4"/>
          <table:table-cell office:value-type="string" calcext:value-type="string">
            <text:p>Kommentar 1</text:p>
          </table:table-cell>
        </table:table-row>
        <table:table-row table:style-name="ro9">
          <table:table-cell table:style-name="ce39" table:formula="of:=[Klausur.B23]" office:value-type="string" office:string-value="Timo Test" calcext:value-type="string">
            <text:p>Timo Test</text:p>
          </table:table-cell>
          <table:table-cell table:style-name="ce39" table:formula="of:=[Klausur.C23]" office:value-type="string" office:string-value="3+" calcext:value-type="string">
            <text:p>3+</text:p>
          </table:table-cell>
          <table:table-cell table:style-name="ce39" table:formula="of:=[Klausur.F23]" office:value-type="float" office:value="59" calcext:value-type="float">
            <text:p>59</text:p>
          </table:table-cell>
          <table:table-cell table:number-columns-repeated="4"/>
          <table:table-cell table:style-name="ce47" office:value-type="string" calcext:value-type="string">
            <text:p>The answer is for Python. If you use tabs only, you get an 8-space indentation, unless you expand tabs to something else than 8 spaces, in which case it will look bad on other editors. If you mix tabs and spaces, it may break (see question) or look broken if you have other than 8-space expansion of tabs. In summary: Using tabs for indentation is incredibly bad. Never do that ever (except for languages/file formats that require it). The end</text:p>
          </table:table-cell>
        </table:table-row>
        <table:table-row table:style-name="ro1">
          <table:table-cell table:style-name="ce39" table:formula="of:=[Klausur.B24]" office:value-type="string" office:string-value="Victor Versuch" calcext:value-type="string">
            <text:p>Victor Versuch</text:p>
          </table:table-cell>
          <table:table-cell table:style-name="ce39" table:formula="of:=[Klausur.C24]" office:value-type="string" office:string-value="3-" calcext:value-type="string">
            <text:p>3-</text:p>
          </table:table-cell>
          <table:table-cell table:style-name="ce39" table:formula="of:=[Klausur.F24]"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Kommentar 3</text:p>
          </table:table-cell>
        </table:table-row>
        <table:table-row table:style-name="ro1">
          <table:table-cell table:style-name="ce39" table:formula="of:=[Klausur.B25]" office:value-type="string" office:string-value="Ulf Ulfson" calcext:value-type="string">
            <text:p>Ulf Ulfson</text:p>
          </table:table-cell>
          <table:table-cell table:style-name="ce39" table:formula="of:=[Klausur.C25]" office:value-type="string" office:string-value="4+" calcext:value-type="string">
            <text:p>4+</text:p>
          </table:table-cell>
          <table:table-cell table:style-name="ce39" table:formula="of:=[Klausur.F25]"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Kommentar 4</text:p>
          </table:table-cell>
        </table:table-row>
        <table:table-row table:style-name="ro1">
          <table:table-cell table:style-name="ce39" table:formula="of:=[Klausur.B26]" office:value-type="string" office:string-value="Peter Peterson" calcext:value-type="string">
            <text:p>Peter Peterson</text:p>
          </table:table-cell>
          <table:table-cell table:style-name="ce39" table:formula="of:=[Klausur.C26]" office:value-type="string" office:string-value="5+" calcext:value-type="string">
            <text:p>5+</text:p>
          </table:table-cell>
          <table:table-cell table:style-name="ce39" table:formula="of:=[Klausur.F26]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Kommentar 5</text:p>
          </table:table-cell>
        </table:table-row>
        <table:table-row table:style-name="ro1">
          <table:table-cell table:style-name="ce39" table:formula="of:=[Klausur.B27]" office:value-type="string" office:string-value="Harry Hundert-Prozent" calcext:value-type="string">
            <text:p>Harry Hundert-Prozent</text:p>
          </table:table-cell>
          <table:table-cell table:style-name="ce39" table:formula="of:=[Klausur.C27]" office:value-type="string" office:string-value="1+" calcext:value-type="string">
            <text:p>1+</text:p>
          </table:table-cell>
          <table:table-cell table:style-name="ce39" table:formula="of:=[Klausur.F27]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Kommentar 6</text:p>
          </table:table-cell>
        </table:table-row>
        <table:table-row table:style-name="ro1">
          <table:table-cell table:style-name="ce39" table:formula="of:=[Klausur.B28]" office:value-type="string" office:string-value="Nils Nulpe" calcext:value-type="string">
            <text:p>Nils Nulpe</text:p>
          </table:table-cell>
          <table:table-cell table:style-name="ce39" table:formula="of:=[Klausur.C28]" office:value-type="string" office:string-value="6" calcext:value-type="string">
            <text:p>6</text:p>
          </table:table-cell>
          <table:table-cell table:style-name="ce39" table:formula="of:=[Klausur.F28]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ommentar 7</text:p>
          </table:table-cell>
        </table:table-row>
        <table:table-row table:style-name="ro1">
          <table:table-cell table:style-name="ce39" table:formula="of:=[Klausur.B29]" office:value-type="string" office:string-value="Peter Pleite" calcext:value-type="string">
            <text:p>Peter Pleite</text:p>
          </table:table-cell>
          <table:table-cell table:style-name="ce39" table:formula="of:=[Klausur.C29]" office:value-type="string" office:string-value="6" calcext:value-type="string">
            <text:p>6</text:p>
          </table:table-cell>
          <table:table-cell table:style-name="ce39" table:formula="of:=[Klausur.F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9" table:formula="of:=[Klausur.B30]">
            <text:p/>
          </table:table-cell>
          <table:table-cell table:style-name="ce39" table:formula="of:=[Klausur.C30]">
            <text:p/>
          </table:table-cell>
          <table:table-cell table:style-name="ce39" table:formula="of:=[Klausur.F30]">
            <text:p/>
          </table:table-cell>
          <table:table-cell table:number-columns-repeated="5"/>
        </table:table-row>
        <table:table-row table:style-name="ro1">
          <table:table-cell table:style-name="ce39" table:formula="of:=[Klausur.B31]">
            <text:p/>
          </table:table-cell>
          <table:table-cell table:style-name="ce39" table:formula="of:=[Klausur.C31]">
            <text:p/>
          </table:table-cell>
          <table:table-cell table:style-name="ce39" table:formula="of:=[Klausur.F31]">
            <text:p/>
          </table:table-cell>
          <table:table-cell table:number-columns-repeated="5"/>
        </table:table-row>
        <table:table-row table:style-name="ro1">
          <table:table-cell table:style-name="ce39" table:formula="of:=[Klausur.B32]">
            <text:p/>
          </table:table-cell>
          <table:table-cell table:style-name="ce39" table:formula="of:=[Klausur.C32]">
            <text:p/>
          </table:table-cell>
          <table:table-cell table:style-name="ce39" table:formula="of:=[Klausur.F32]">
            <text:p/>
          </table:table-cell>
          <table:table-cell table:number-columns-repeated="5"/>
        </table:table-row>
        <table:table-row table:style-name="ro1">
          <table:table-cell table:style-name="ce39" table:formula="of:=[Klausur.B33]">
            <text:p/>
          </table:table-cell>
          <table:table-cell table:style-name="ce39" table:formula="of:=[Klausur.C33]">
            <text:p/>
          </table:table-cell>
          <table:table-cell table:style-name="ce39" table:formula="of:=[Klausur.F33]">
            <text:p/>
          </table:table-cell>
          <table:table-cell table:number-columns-repeated="5"/>
        </table:table-row>
        <table:table-row table:style-name="ro1">
          <table:table-cell table:style-name="ce39" table:formula="of:=[Klausur.B34]">
            <text:p/>
          </table:table-cell>
          <table:table-cell table:style-name="ce39" table:formula="of:=[Klausur.C34]">
            <text:p/>
          </table:table-cell>
          <table:table-cell table:style-name="ce39" table:formula="of:=[Klausur.F34]">
            <text:p/>
          </table:table-cell>
          <table:table-cell table:number-columns-repeated="5"/>
        </table:table-row>
        <table:table-row table:style-name="ro1">
          <table:table-cell table:style-name="ce39" table:formula="of:=[Klausur.B35]">
            <text:p/>
          </table:table-cell>
          <table:table-cell table:style-name="ce39" table:formula="of:=[Klausur.C35]">
            <text:p/>
          </table:table-cell>
          <table:table-cell table:style-name="ce39" table:formula="of:=[Klausur.F35]">
            <text:p/>
          </table:table-cell>
          <table:table-cell table:number-columns-repeated="5"/>
        </table:table-row>
        <table:table-row table:style-name="ro1">
          <table:table-cell table:style-name="ce39" table:formula="of:=[Klausur.B36]">
            <text:p/>
          </table:table-cell>
          <table:table-cell table:style-name="ce39" table:formula="of:=[Klausur.C36]">
            <text:p/>
          </table:table-cell>
          <table:table-cell table:style-name="ce39" table:formula="of:=[Klausur.F36]">
            <text:p/>
          </table:table-cell>
          <table:table-cell table:number-columns-repeated="5"/>
        </table:table-row>
        <table:table-row table:style-name="ro1">
          <table:table-cell table:style-name="ce39" table:formula="of:=[Klausur.B37]">
            <text:p/>
          </table:table-cell>
          <table:table-cell table:style-name="ce39" table:formula="of:=[Klausur.C37]">
            <text:p/>
          </table:table-cell>
          <table:table-cell table:style-name="ce39" table:formula="of:=[Klausur.F37]">
            <text:p/>
          </table:table-cell>
          <table:table-cell table:number-columns-repeated="5"/>
        </table:table-row>
        <table:table-row table:style-name="ro1">
          <table:table-cell table:style-name="ce39" table:formula="of:=[Klausur.B38]">
            <text:p/>
          </table:table-cell>
          <table:table-cell table:style-name="ce39" table:formula="of:=[Klausur.C38]">
            <text:p/>
          </table:table-cell>
          <table:table-cell table:style-name="ce39" table:formula="of:=[Klausur.F38]">
            <text:p/>
          </table:table-cell>
          <table:table-cell table:number-columns-repeated="5"/>
        </table:table-row>
        <table:table-row table:style-name="ro1">
          <table:table-cell table:style-name="ce39" table:formula="of:=[Klausur.B39]">
            <text:p/>
          </table:table-cell>
          <table:table-cell table:style-name="ce39" table:formula="of:=[Klausur.C39]">
            <text:p/>
          </table:table-cell>
          <table:table-cell table:style-name="ce39" table:formula="of:=[Klausur.F39]">
            <text:p/>
          </table:table-cell>
          <table:table-cell table:number-columns-repeated="5"/>
        </table:table-row>
        <table:table-row table:style-name="ro1">
          <table:table-cell table:style-name="ce39" table:formula="of:=[Klausur.B40]">
            <text:p/>
          </table:table-cell>
          <table:table-cell table:style-name="ce39" table:formula="of:=[Klausur.C40]">
            <text:p/>
          </table:table-cell>
          <table:table-cell table:style-name="ce39" table:formula="of:=[Klausur.F40]">
            <text:p/>
          </table:table-cell>
          <table:table-cell table:number-columns-repeated="5"/>
        </table:table-row>
        <table:table-row table:style-name="ro1">
          <table:table-cell table:style-name="ce39" table:formula="of:=[Klausur.B41]">
            <text:p/>
          </table:table-cell>
          <table:table-cell table:style-name="ce39" table:formula="of:=[Klausur.C41]">
            <text:p/>
          </table:table-cell>
          <table:table-cell table:style-name="ce39" table:formula="of:=[Klausur.F41]">
            <text:p/>
          </table:table-cell>
          <table:table-cell table:number-columns-repeated="5"/>
        </table:table-row>
        <table:table-row table:style-name="ro1">
          <table:table-cell table:style-name="ce39" table:formula="of:=[Klausur.B42]">
            <text:p/>
          </table:table-cell>
          <table:table-cell table:style-name="ce39" table:formula="of:=[Klausur.C42]">
            <text:p/>
          </table:table-cell>
          <table:table-cell table:style-name="ce39" table:formula="of:=[Klausur.F42]">
            <text:p/>
          </table:table-cell>
          <table:table-cell table:number-columns-repeated="5"/>
        </table:table-row>
        <table:table-row table:style-name="ro1">
          <table:table-cell table:style-name="ce39" table:formula="of:=[Klausur.B43]">
            <text:p/>
          </table:table-cell>
          <table:table-cell table:style-name="ce39" table:formula="of:=[Klausur.C43]">
            <text:p/>
          </table:table-cell>
          <table:table-cell table:style-name="ce39" table:formula="of:=[Klausur.F43]">
            <text:p/>
          </table:table-cell>
          <table:table-cell table:number-columns-repeated="5"/>
        </table:table-row>
        <table:table-row table:style-name="ro1">
          <table:table-cell table:style-name="ce39" table:formula="of:=[Klausur.B44]">
            <text:p/>
          </table:table-cell>
          <table:table-cell table:style-name="ce39" table:formula="of:=[Klausur.C44]">
            <text:p/>
          </table:table-cell>
          <table:table-cell table:style-name="ce39" table:formula="of:=[Klausur.F44]">
            <text:p/>
          </table:table-cell>
          <table:table-cell table:number-columns-repeated="5"/>
        </table:table-row>
        <table:table-row table:style-name="ro1">
          <table:table-cell table:style-name="ce39" table:formula="of:=[Klausur.B45]">
            <text:p/>
          </table:table-cell>
          <table:table-cell table:style-name="ce39" table:formula="of:=[Klausur.C45]">
            <text:p/>
          </table:table-cell>
          <table:table-cell table:style-name="ce39" table:formula="of:=[Klausur.F45]">
            <text:p/>
          </table:table-cell>
          <table:table-cell table:number-columns-repeated="5"/>
        </table:table-row>
        <table:table-row table:style-name="ro1">
          <table:table-cell table:style-name="ce39" table:formula="of:=[Klausur.B46]">
            <text:p/>
          </table:table-cell>
          <table:table-cell table:style-name="ce39" table:formula="of:=[Klausur.C46]">
            <text:p/>
          </table:table-cell>
          <table:table-cell table:style-name="ce39" table:formula="of:=[Klausur.F46]">
            <text:p/>
          </table:table-cell>
          <table:table-cell table:number-columns-repeated="5"/>
        </table:table-row>
        <table:table-row table:style-name="ro1">
          <table:table-cell table:style-name="ce39" table:formula="of:=[Klausur.B47]">
            <text:p/>
          </table:table-cell>
          <table:table-cell table:style-name="ce39" table:formula="of:=[Klausur.C47]">
            <text:p/>
          </table:table-cell>
          <table:table-cell table:style-name="ce39" table:formula="of:=[Klausur.F47]">
            <text:p/>
          </table:table-cell>
          <table:table-cell table:number-columns-repeated="5"/>
        </table:table-row>
        <table:table-row table:style-name="ro1">
          <table:table-cell table:style-name="ce39" table:formula="of:=[Klausur.B48]">
            <text:p/>
          </table:table-cell>
          <table:table-cell table:style-name="ce39" table:formula="of:=[Klausur.C48]">
            <text:p/>
          </table:table-cell>
          <table:table-cell table:style-name="ce39" table:formula="of:=[Klausur.F48]">
            <text:p/>
          </table:table-cell>
          <table:table-cell table:number-columns-repeated="5"/>
        </table:table-row>
        <table:table-row table:style-name="ro1">
          <table:table-cell table:style-name="ce39" table:formula="of:=[Klausur.B49]">
            <text:p/>
          </table:table-cell>
          <table:table-cell table:style-name="ce39" table:formula="of:=[Klausur.C49]">
            <text:p/>
          </table:table-cell>
          <table:table-cell table:style-name="ce39" table:formula="of:=[Klausur.F49]">
            <text:p/>
          </table:table-cell>
          <table:table-cell table:number-columns-repeated="5"/>
        </table:table-row>
        <table:table-row table:style-name="ro1">
          <table:table-cell table:style-name="ce39" table:formula="of:=[Klausur.B50]">
            <text:p/>
          </table:table-cell>
          <table:table-cell table:style-name="ce39" table:formula="of:=[Klausur.C50]">
            <text:p/>
          </table:table-cell>
          <table:table-cell table:style-name="ce39" table:formula="of:=[Klausur.F50]">
            <text:p/>
          </table:table-cell>
          <table:table-cell table:number-columns-repeated="5"/>
        </table:table-row>
        <table:table-row table:style-name="ro1">
          <table:table-cell table:style-name="ce39" table:formula="of:=[Klausur.B51]">
            <text:p/>
          </table:table-cell>
          <table:table-cell table:style-name="ce39" table:formula="of:=[Klausur.C51]">
            <text:p/>
          </table:table-cell>
          <table:table-cell table:style-name="ce39" table:formula="of:=[Klausur.F51]">
            <text:p/>
          </table:table-cell>
          <table:table-cell table:number-columns-repeated="5"/>
        </table:table-row>
        <table:table-row table:style-name="ro1">
          <table:table-cell table:style-name="ce39" table:formula="of:=[Klausur.B52]">
            <text:p/>
          </table:table-cell>
          <table:table-cell table:style-name="ce39" table:formula="of:=[Klausur.C52]">
            <text:p/>
          </table:table-cell>
          <table:table-cell table:style-name="ce39" table:formula="of:=[Klausur.F52]">
            <text:p/>
          </table:table-cell>
          <table:table-cell table:number-columns-repeated="5"/>
        </table:table-row>
        <table:table-row table:style-name="ro1">
          <table:table-cell table:style-name="ce39" table:formula="of:=[Klausur.B53]">
            <text:p/>
          </table:table-cell>
          <table:table-cell table:style-name="ce39" table:formula="of:=[Klausur.C53]">
            <text:p/>
          </table:table-cell>
          <table:table-cell table:style-name="ce39" table:formula="of:=[Klausur.F53]">
            <text:p/>
          </table:table-cell>
          <table:table-cell table:number-columns-repeated="5"/>
        </table:table-row>
        <table:table-row table:style-name="ro1">
          <table:table-cell table:style-name="ce39" table:formula="of:=[Klausur.B54]">
            <text:p/>
          </table:table-cell>
          <table:table-cell table:style-name="ce39" table:formula="of:=[Klausur.C54]">
            <text:p/>
          </table:table-cell>
          <table:table-cell table:style-name="ce39" table:formula="of:=[Klausur.F54]">
            <text:p/>
          </table:table-cell>
          <table:table-cell table:number-columns-repeated="5"/>
        </table:table-row>
        <table:table-row table:style-name="ro1">
          <table:table-cell table:style-name="ce39" table:formula="of:=[Klausur.B55]">
            <text:p/>
          </table:table-cell>
          <table:table-cell table:style-name="ce39" table:formula="of:=[Klausur.C55]">
            <text:p/>
          </table:table-cell>
          <table:table-cell table:style-name="ce39" table:formula="of:=[Klausur.F55]">
            <text:p/>
          </table:table-cell>
          <table:table-cell table:number-columns-repeated="5"/>
        </table:table-row>
        <table:table-row table:style-name="ro1">
          <table:table-cell table:style-name="ce39" table:formula="of:=[Klausur.B56]">
            <text:p/>
          </table:table-cell>
          <table:table-cell table:style-name="ce39" table:formula="of:=[Klausur.C56]">
            <text:p/>
          </table:table-cell>
          <table:table-cell table:style-name="ce39" table:formula="of:=[Klausur.F56]">
            <text:p/>
          </table:table-cell>
          <table:table-cell table:number-columns-repeated="5"/>
        </table:table-row>
        <table:table-row table:style-name="ro1">
          <table:table-cell table:style-name="ce39" table:formula="of:=[Klausur.B57]">
            <text:p/>
          </table:table-cell>
          <table:table-cell table:style-name="ce39" table:formula="of:=[Klausur.C57]">
            <text:p/>
          </table:table-cell>
          <table:table-cell table:style-name="ce39" table:formula="of:=[Klausur.F57]">
            <text:p/>
          </table:table-cell>
          <table:table-cell table:number-columns-repeated="5"/>
        </table:table-row>
        <table:table-row table:style-name="ro1">
          <table:table-cell table:style-name="ce39" table:formula="of:=[Klausur.B58]">
            <text:p/>
          </table:table-cell>
          <table:table-cell table:style-name="ce39" table:formula="of:=[Klausur.C58]">
            <text:p/>
          </table:table-cell>
          <table:table-cell table:style-name="ce39" table:formula="of:=[Klausur.F58]">
            <text:p/>
          </table:table-cell>
          <table:table-cell table:number-columns-repeated="5"/>
        </table:table-row>
        <table:table-row table:style-name="ro1">
          <table:table-cell table:style-name="ce39" table:formula="of:=[Klausur.B59]">
            <text:p/>
          </table:table-cell>
          <table:table-cell table:style-name="ce39" table:formula="of:=[Klausur.C59]">
            <text:p/>
          </table:table-cell>
          <table:table-cell table:style-name="ce39" table:formula="of:=[Klausur.F59]">
            <text:p/>
          </table:table-cell>
          <table:table-cell table:number-columns-repeated="5"/>
        </table:table-row>
        <table:table-row table:style-name="ro1">
          <table:table-cell table:style-name="ce39" table:formula="of:=[Klausur.B60]">
            <text:p/>
          </table:table-cell>
          <table:table-cell table:style-name="ce39" table:formula="of:=[Klausur.C60]">
            <text:p/>
          </table:table-cell>
          <table:table-cell table:style-name="ce39" table:formula="of:=[Klausur.F60]">
            <text:p/>
          </table:table-cell>
          <table:table-cell table:number-columns-repeated="5"/>
        </table:table-row>
        <table:table-row table:style-name="ro1">
          <table:table-cell table:style-name="ce39" table:formula="of:=[Klausur.B61]">
            <text:p/>
          </table:table-cell>
          <table:table-cell table:style-name="ce39" table:formula="of:=[Klausur.C61]">
            <text:p/>
          </table:table-cell>
          <table:table-cell table:style-name="ce39" table:formula="of:=[Klausur.F61]">
            <text:p/>
          </table:table-cell>
          <table:table-cell table:number-columns-repeated="5"/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MK_Punkte" table:style-name="ta1" table:protected="true">
        <loext:table-protection loext:select-protected-cells="true" loext:select-unprotected-cells="true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6" table:number-columns-repeated="1021" table:default-cell-style-name="ce2"/>
        <table:table-row table:style-name="ro5">
          <table:table-cell table:style-name="ce48" office:value-type="string" calcext:value-type="string">
            <text:p>Punkte</text:p>
          </table:table-cell>
          <table:table-cell table:style-name="ce48" office:value-type="string" calcext:value-type="string">
            <text:p>Zahlennote ab</text:p>
          </table:table-cell>
          <table:table-cell table:style-name="ce50" office:value-type="string" calcext:value-type="string">
            <text:p>Note</text:p>
          </table:table-cell>
          <table:table-cell table:number-columns-repeated="1021"/>
        </table:table-row>
        <table:table-row table:style-name="ro4"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.1" calcext:value-type="float">
            <text:p>1,1</text:p>
          </table:table-cell>
          <table:table-cell table:style-name="ce51" office:value-type="string" calcext:value-type="string">
            <text:p>1+</text:p>
          </table:table-cell>
          <table:table-cell table:number-columns-repeated="1021"/>
        </table:table-row>
        <table:table-row table:style-name="ro4"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.5" calcext:value-type="float">
            <text:p>1,5</text:p>
          </table:table-cell>
          <table:table-cell table:style-name="ce51" office:value-type="string" calcext:value-type="string">
            <text:p>1</text:p>
          </table:table-cell>
          <table:table-cell table:number-columns-repeated="1021"/>
        </table:table-row>
        <table:table-row table:style-name="ro4"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.8" calcext:value-type="float">
            <text:p>1,8</text:p>
          </table:table-cell>
          <table:table-cell table:style-name="ce51" office:value-type="string" calcext:value-type="string">
            <text:p>1-</text:p>
          </table:table-cell>
          <table:table-cell table:number-columns-repeated="1021"/>
        </table:table-row>
        <table:table-row table:style-name="ro4"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.1" calcext:value-type="float">
            <text:p>2,1</text:p>
          </table:table-cell>
          <table:table-cell table:style-name="ce51" office:value-type="string" calcext:value-type="string">
            <text:p>2+</text:p>
          </table:table-cell>
          <table:table-cell table:number-columns-repeated="1021"/>
        </table:table-row>
        <table:table-row table:style-name="ro4"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2.5" calcext:value-type="float">
            <text:p>2,5</text:p>
          </table:table-cell>
          <table:table-cell table:style-name="ce51" office:value-type="string" calcext:value-type="string">
            <text:p>2</text:p>
          </table:table-cell>
          <table:table-cell table:number-columns-repeated="1021"/>
        </table:table-row>
        <table:table-row table:style-name="ro4"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2.8" calcext:value-type="float">
            <text:p>2,8</text:p>
          </table:table-cell>
          <table:table-cell table:style-name="ce51" office:value-type="string" calcext:value-type="string">
            <text:p>2-</text:p>
          </table:table-cell>
          <table:table-cell table:number-columns-repeated="1021"/>
        </table:table-row>
        <table:table-row table:style-name="ro4">
          <table:table-cell table:style-name="ce49" office:value-type="float" office:value="9" calcext:value-type="float">
            <text:p>9</text:p>
          </table:table-cell>
          <table:table-cell table:style-name="ce49" office:value-type="float" office:value="3.1" calcext:value-type="float">
            <text:p>3,1</text:p>
          </table:table-cell>
          <table:table-cell table:style-name="ce51" office:value-type="string" calcext:value-type="string">
            <text:p>3+</text:p>
          </table:table-cell>
          <table:table-cell table:number-columns-repeated="1021"/>
        </table:table-row>
        <table:table-row table:style-name="ro4">
          <table:table-cell table:style-name="ce49" office:value-type="float" office:value="8" calcext:value-type="float">
            <text:p>8</text:p>
          </table:table-cell>
          <table:table-cell table:style-name="ce49" office:value-type="float" office:value="3.5" calcext:value-type="float">
            <text:p>3,5</text:p>
          </table:table-cell>
          <table:table-cell table:style-name="ce51" office:value-type="string" calcext:value-type="string">
            <text:p>3</text:p>
          </table:table-cell>
          <table:table-cell table:number-columns-repeated="1021"/>
        </table:table-row>
        <table:table-row table:style-name="ro4">
          <table:table-cell table:style-name="ce49" office:value-type="float" office:value="7" calcext:value-type="float">
            <text:p>7</text:p>
          </table:table-cell>
          <table:table-cell table:style-name="ce49" office:value-type="float" office:value="3.8" calcext:value-type="float">
            <text:p>3,8</text:p>
          </table:table-cell>
          <table:table-cell table:style-name="ce51" office:value-type="string" calcext:value-type="string">
            <text:p>3-</text:p>
          </table:table-cell>
          <table:table-cell table:number-columns-repeated="1021"/>
        </table:table-row>
        <table:table-row table:style-name="ro4">
          <table:table-cell table:style-name="ce49" office:value-type="float" office:value="6" calcext:value-type="float">
            <text:p>6</text:p>
          </table:table-cell>
          <table:table-cell table:style-name="ce49" office:value-type="float" office:value="4.1" calcext:value-type="float">
            <text:p>4,1</text:p>
          </table:table-cell>
          <table:table-cell table:style-name="ce51" office:value-type="string" calcext:value-type="string">
            <text:p>4+</text:p>
          </table:table-cell>
          <table:table-cell table:number-columns-repeated="1021"/>
        </table:table-row>
        <table:table-row table:style-name="ro4">
          <table:table-cell table:style-name="ce49" office:value-type="float" office:value="5" calcext:value-type="float">
            <text:p>5</text:p>
          </table:table-cell>
          <table:table-cell table:style-name="ce49" office:value-type="float" office:value="4.5" calcext:value-type="float">
            <text:p>4,5</text:p>
          </table:table-cell>
          <table:table-cell table:style-name="ce51" office:value-type="string" calcext:value-type="string">
            <text:p>4</text:p>
          </table:table-cell>
          <table:table-cell table:number-columns-repeated="1021"/>
        </table:table-row>
        <table:table-row table:style-name="ro4">
          <table:table-cell table:style-name="ce49" office:value-type="float" office:value="4" calcext:value-type="float">
            <text:p>4</text:p>
          </table:table-cell>
          <table:table-cell table:style-name="ce49" office:value-type="float" office:value="4.8" calcext:value-type="float">
            <text:p>4,8</text:p>
          </table:table-cell>
          <table:table-cell table:style-name="ce51" office:value-type="string" calcext:value-type="string">
            <text:p>4-</text:p>
          </table:table-cell>
          <table:table-cell table:number-columns-repeated="1021"/>
        </table:table-row>
        <table:table-row table:style-name="ro4">
          <table:table-cell table:style-name="ce49" office:value-type="float" office:value="3" calcext:value-type="float">
            <text:p>3</text:p>
          </table:table-cell>
          <table:table-cell table:style-name="ce49" office:value-type="float" office:value="5.1" calcext:value-type="float">
            <text:p>5,1</text:p>
          </table:table-cell>
          <table:table-cell table:style-name="ce51" office:value-type="string" calcext:value-type="string">
            <text:p>5+</text:p>
          </table:table-cell>
          <table:table-cell table:number-columns-repeated="1021"/>
        </table:table-row>
        <table:table-row table:style-name="ro4">
          <table:table-cell table:style-name="ce49" office:value-type="float" office:value="2" calcext:value-type="float">
            <text:p>2</text:p>
          </table:table-cell>
          <table:table-cell table:style-name="ce49" office:value-type="float" office:value="5.6" calcext:value-type="float">
            <text:p>5,6</text:p>
          </table:table-cell>
          <table:table-cell table:style-name="ce51" office:value-type="string" calcext:value-type="string">
            <text:p>5</text:p>
          </table:table-cell>
          <table:table-cell table:number-columns-repeated="1021"/>
        </table:table-row>
        <table:table-row table:style-name="ro4">
          <table:table-cell table:style-name="ce49" office:value-type="float" office:value="1" calcext:value-type="float">
            <text:p>1</text:p>
          </table:table-cell>
          <table:table-cell table:style-name="ce49" office:value-type="float" office:value="5.8" calcext:value-type="float">
            <text:p>5,8</text:p>
          </table:table-cell>
          <table:table-cell table:style-name="ce51" office:value-type="string" calcext:value-type="string">
            <text:p>5-</text:p>
          </table:table-cell>
          <table:table-cell table:number-columns-repeated="1021"/>
        </table:table-row>
        <table:table-row table:style-name="ro4">
          <table:table-cell table:style-name="ce49" office:value-type="float" office:value="0" calcext:value-type="float">
            <text:p>0</text:p>
          </table:table-cell>
          <table:table-cell table:style-name="ce49" office:value-type="float" office:value="6" calcext:value-type="float">
            <text:p>6</text:p>
          </table:table-cell>
          <table:table-cell table:style-name="ce51" office:value-type="string" calcext:value-type="string">
            <text:p>6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Nach</text:p>
          </table:table-cell>
          <table:table-cell office:value-type="string" calcext:value-type="string">
            <text:p>http://www.lehrerfreund.de/schule/1s/umrechnungstabelle-schulnoten-oberstufenpunkte/4479</text:p>
          </table:table-cell>
          <table:table-cell table:number-columns-repeated="1022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107">
      <number:day/>
      <number:text>.</number:text>
      <number:month/>
      <number:text>.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llgrau" style:family="table-cell" style:parent-style-name="Default" style:data-style-name="N0">
      <style:table-cell-properties fo:background-color="#eeeeee" style:vertical-align="automatic"/>
    </style:style>
    <style:style style:name="Prozent" style:family="table-cell" style:parent-style-name="Default" style:data-style-name="N10"/>
    <style:style style:name="Unbenannt1" style:family="table-cell" style:parent-style-name="Default" style:data-style-name="N0">
      <style:table-cell-properties fo:background-color="#cccccc" style:vertical-align="automatic"/>
    </style:style>
    <style:style style:name="Unbenannt2" style:family="table-cell" style:parent-style-name="Default" style:data-style-name="N0">
      <style:table-cell-properties fo:background-color="#eeeeee" style:vertical-align="automatic"/>
    </style:style>
    <style:style style:name="Unbenannt3" style:family="table-cell" style:parent-style-name="Default" style:data-style-name="N0">
      <style:table-cell-properties fo:background-color="#dddddd" style:vertical-align="automatic"/>
    </style:style>
    <style:style style:name="cf1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10mm" fo:margin-left="10mm" fo:margin-right="10mm" style:print-page-order="ltr" style:first-page-number="1" style:scale-to="48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.00.0000</text:date>, <text:time style:data-style-name="N2" text:time-value="10:38:57.2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16-01-26T11:00:16Z</meta:creation-date>
    <dc:date>2017-03-09T11:51:19.958000000</dc:date>
    <meta:print-date>2016-09-12T15:31:50Z</meta:print-date>
    <meta:editing-cycles>300</meta:editing-cycles>
    <meta:editing-duration>PT3H13M34S</meta:editing-duration>
    <meta:document-statistic meta:table-count="4" meta:cell-count="702" meta:object-count="0"/>
  </office:meta>
</office:document-meta>
</file>